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2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1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ff" officeooo:paragraph-rsid="040377de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ff" style:font-name="Jomolhari1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8882a" officeooo:paragraph-rsid="0402b3bb" style:font-name-asian="FreeMono1" style:font-size-asian="11.3500003814697pt" style:font-weight-asian="normal" style:font-name-complex="FreeMono1" style:font-size-complex="13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officeooo:paragraph-rsid="04100ef3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cae6a7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cae6a7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46bf5" officeooo:paragraph-rsid="03d46bf5" style:font-name-asian="FreeMono1" style:font-size-asian="13pt" style:font-weight-asian="normal" style:font-name-complex="FreeMono1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bc3a" officeooo:paragraph-rsid="03a44914" style:font-name-asian="FreeMono1" style:font-size-asian="13pt" style:font-weight-asian="normal" style:font-name-complex="FreeMono1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4e7320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4f8ad9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50f533" officeooo:paragraph-rsid="03d48ad4" style:font-name-asian="FreeMono1" style:font-size-asian="13pt" style:font-weight-asian="normal" style:font-name-complex="FreeMono1" style:font-size-complex="13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5a25d" officeooo:paragraph-rsid="03d5a25d" style:font-name-asian="FreeMono1" style:font-size-asian="13pt" style:font-weight-asian="normal" style:font-name-complex="FreeMono1" style:font-size-complex="13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5fdb6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5fdb6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e2ea1c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85b2eb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48961a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935e" officeooo:paragraph-rsid="03b20382" style:font-name-asian="FreeMono1" style:font-size-asian="11.3500003814697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935e" officeooo:paragraph-rsid="03bfd06d" style:font-name-asian="FreeMono1" style:font-size-asian="11.3500003814697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bb63e3" officeooo:paragraph-rsid="03be8d26" style:font-name-asian="FreeMono1" style:font-size-asian="11.3500003814697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578461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bfd06d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bc3a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a117d8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b50067" officeooo:paragraph-rsid="03b50067" style:font-name-asian="FreeMono1" style:font-size-asian="11.3500003814697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8882a" officeooo:paragraph-rsid="03fe908d" style:font-name-asian="FreeMono1" style:font-size-asian="11.3500003814697pt" style:font-weight-asian="normal" style:font-name-complex="FreeMono1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paragraph-rsid="03a44914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34f8ad9" officeooo:paragraph-rsid="03533ee9" style:font-name-asian="FreeMono1" style:font-size-asian="13pt" style:font-weight-asian="bold" style:font-name-complex="FreeMono1" style:font-size-complex="13pt" style:font-weight-complex="bold"/>
    </style:style>
    <style:style style:name="P5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34ef6b2" officeooo:paragraph-rsid="0076ff5d" style:font-name-asian="FreeMono1" style:font-size-asian="16pt" style:font-weight-asian="bold" style:font-name-complex="FreeMono1" style:font-size-complex="16pt" style:font-weight-complex="bold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350f533" officeooo:paragraph-rsid="008d752e" style:font-name-asian="FreeMono1" style:font-size-asian="16pt" style:font-weight-asian="bold" style:font-name-complex="FreeMono1" style:font-size-complex="16pt" style:font-weight-complex="bold"/>
    </style:style>
    <style:style style:name="P60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61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fac4e9" style:font-name-asian="FreeMono1" style:font-size-asian="13pt" style:font-weight-asian="normal" style:font-name-complex="FreeMono1" style:font-size-complex="13pt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c71e8e" style:font-name-asian="FreeMono1" style:font-size-asian="13pt" style:font-weight-asian="normal" style:font-name-complex="FreeMono1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868f7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3cfdfff" style:font-name-asian="FreeMono1" style:font-size-asian="13pt" style:font-weight-asian="normal" style:font-name-complex="FreeMono1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4edd7b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543f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f42ee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e79b78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76520" officeooo:paragraph-rsid="03b9557c" style:font-name-asian="FreeMono1" style:font-size-asian="11.3500003814697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3c71e8e" style:font-name-asian="FreeMono1" style:font-size-asian="11.3500003814697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3d73d99" style:font-name-asian="FreeMono1" style:font-size-asian="11.3500003814697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8882a" officeooo:paragraph-rsid="03fe908d" style:font-name-asian="FreeMono1" style:font-size-asian="11.3500003814697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22" style:family="paragraph" style:parent-style-name="Standard">
      <style:paragraph-properties style:text-autospace="none"/>
      <style:text-properties fo:color="#000000"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23" style:family="paragraph" style:parent-style-name="Standard">
      <style:paragraph-properties style:text-autospace="none"/>
      <style:text-properties fo:color="#000000" style:font-name="FreeMono" fo:font-size="13pt" fo:font-style="normal" fo:font-weight="normal" officeooo:rsid="037dc1ba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24" style:family="paragraph" style:parent-style-name="Standard">
      <style:paragraph-properties style:text-autospace="none"/>
      <style:text-properties fo:color="#000000" style:font-name="FreeMono" fo:font-size="13pt" fo:font-style="normal" fo:font-weight="normal" officeooo:rsid="037dc1ba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25" style:family="paragraph" style:parent-style-name="Standard">
      <style:paragraph-properties style:text-autospace="none"/>
      <style:text-properties fo:color="#000000" style:font-name="FreeMono" fo:font-size="13pt" officeooo:paragraph-rsid="033d4f3b" style:font-name-asian="FreeMono1" style:font-size-asian="13pt" style:font-name-complex="FreeMono1" style:font-size-complex="13pt"/>
    </style:style>
    <style:style style:name="P126" style:family="paragraph" style:parent-style-name="Standard">
      <style:paragraph-properties style:text-autospace="none"/>
      <style:text-properties fo:color="#000000" style:font-name="FreeMono" fo:font-size="13pt" officeooo:paragraph-rsid="03816ce2" style:font-name-asian="FreeMono1" style:font-size-asian="13pt" style:font-name-complex="FreeMono1" style:font-size-complex="13pt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2" fo:font-size="16pt" fo:font-weight="bold" officeooo:paragraph-rsid="000a773f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fo:color="#000000" style:font-name="Jomolhari2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ed01d8" officeooo:paragraph-rsid="03ed01d8" style:font-name-asian="FreeMono1" style:font-size-asian="16pt" style:font-weight-asian="bold" style:font-name-complex="FreeMono1" style:font-size-complex="16pt" style:font-weight-complex="bold"/>
    </style:style>
    <style:style style:name="P131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50f533" officeooo:paragraph-rsid="00dd84a8" style:font-name-asian="FreeMono1" style:font-size-asian="16pt" style:font-weight-asian="bold" style:font-name-complex="FreeMono1" style:font-size-complex="16pt" style:font-weight-complex="bold"/>
    </style:style>
    <style:style style:name="P132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133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134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normal" officeooo:rsid="03ed01d8" officeooo:paragraph-rsid="03ed01d8" style:font-name-asian="FreeMono1" style:font-size-asian="16pt" style:font-weight-asian="normal" style:font-name-complex="FreeMono1" style:font-size-complex="16pt" style:font-weight-complex="normal"/>
    </style:style>
    <style:style style:name="P135" style:family="paragraph" style:parent-style-name="Standard">
      <style:text-properties fo:color="#000000" style:font-name="Jomolhari2" fo:font-size="13pt" officeooo:rsid="0005a09a" officeooo:paragraph-rsid="0005a09a" style:font-size-asian="13pt" style:font-size-complex="13pt"/>
    </style:style>
    <style:style style:name="P136" style:family="paragraph" style:parent-style-name="Standard">
      <style:paragraph-properties fo:text-align="center" style:justify-single-word="false"/>
      <style:text-properties fo:color="#000000" style:font-name="Jomolhari2" fo:font-size="13pt" officeooo:rsid="0005a09a" officeooo:paragraph-rsid="0005a09a" style:font-size-asian="13pt" style:font-size-complex="13pt"/>
    </style:style>
    <style:style style:name="P137" style:family="paragraph" style:parent-style-name="Standard">
      <style:paragraph-properties fo:text-align="center" style:justify-single-word="false"/>
      <style:text-properties fo:color="#000000" style:font-name="Jomolhari2" fo:font-size="13pt" officeooo:paragraph-rsid="0005a09a" style:font-size-asian="13pt" style:font-size-complex="13pt"/>
    </style:style>
    <style:style style:name="P138" style:family="paragraph" style:parent-style-name="Standard">
      <style:paragraph-properties fo:text-align="center" style:justify-single-word="false"/>
      <style:text-properties fo:color="#000000" style:font-name="Jomolhari2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39" style:family="paragraph" style:parent-style-name="Standard">
      <style:paragraph-properties fo:text-align="center" style:justify-single-word="false"/>
      <style:text-properties fo:color="#000000" style:font-name="Jomolhari2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140" style:family="paragraph" style:parent-style-name="Standard">
      <style:paragraph-properties fo:text-align="center" style:justify-single-word="false"/>
      <style:text-properties fo:color="#000000" style:font-name="Jomolhari2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41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16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7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7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9fa8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7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ed01d8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fbaeb3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17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officeooo:paragraph-rsid="0012b382" style:font-size-asian="13pt" style:font-size-complex="13pt"/>
    </style:style>
    <style:style style:name="P181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bold" officeooo:rsid="03383472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000000" style:font-name="Jomolhari2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186" style:family="paragraph" style:parent-style-name="Standard">
      <style:paragraph-properties style:text-autospace="none"/>
      <style:text-properties fo:color="#000000" style:font-name="Jomolhari2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187" style:family="paragraph" style:parent-style-name="Standard">
      <style:paragraph-properties style:text-autospace="none"/>
      <style:text-properties fo:color="#000000" style:font-name="Jomolhari2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188" style:family="paragraph" style:parent-style-name="Standard">
      <style:paragraph-properties style:text-autospace="none"/>
      <style:text-properties fo:color="#000000" style:font-name="Jomolhari2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189" style:family="paragraph" style:parent-style-name="Standard">
      <style:paragraph-properties fo:text-align="start" style:justify-single-word="false" style:text-autospace="none"/>
      <style:text-properties fo:color="#000000" officeooo:paragraph-rsid="036a18ce"/>
    </style:style>
    <style:style style:name="P190" style:family="paragraph" style:parent-style-name="Standard">
      <style:paragraph-properties fo:text-align="start" style:justify-single-word="false" style:text-autospace="none"/>
      <style:text-properties fo:color="#000000" officeooo:paragraph-rsid="00aba559"/>
    </style:style>
    <style:style style:name="P191" style:family="paragraph" style:parent-style-name="Standard">
      <style:paragraph-properties fo:text-align="start" style:justify-single-word="false" style:text-autospace="none"/>
      <style:text-properties fo:color="#000000" officeooo:paragraph-rsid="01fd7c2f"/>
    </style:style>
    <style:style style:name="P192" style:family="paragraph" style:parent-style-name="Standard">
      <style:paragraph-properties fo:text-align="start" style:justify-single-word="false" style:text-autospace="none"/>
      <style:text-properties fo:color="#000000" officeooo:paragraph-rsid="01eebbae"/>
    </style:style>
    <style:style style:name="P193" style:family="paragraph" style:parent-style-name="Standard">
      <style:paragraph-properties fo:text-align="start" style:justify-single-word="false" style:text-autospace="none"/>
      <style:text-properties fo:color="#000000" officeooo:paragraph-rsid="041f4f74"/>
    </style:style>
    <style:style style:name="P194" style:family="paragraph" style:parent-style-name="Standard">
      <style:paragraph-properties fo:text-align="start" style:justify-single-word="false" style:text-autospace="none"/>
      <style:text-properties fo:color="#000000" fo:font-size="16pt" fo:font-weight="bold" officeooo:paragraph-rsid="00dd84a8" style:font-size-asian="16pt" style:font-weight-asian="bold" style:font-size-complex="16pt" style:font-weight-complex="bold"/>
    </style:style>
    <style:style style:name="P195" style:family="paragraph" style:parent-style-name="Standard">
      <style:paragraph-properties fo:text-align="start" style:justify-single-word="false" style:text-autospace="none"/>
      <style:text-properties fo:color="#ff0000" style:font-name="Jomolhari1" fo:font-size="16pt" fo:font-weight="bold" officeooo:paragraph-rsid="00dadf9b" style:font-size-asian="16pt" style:font-weight-asian="bold" style:font-size-complex="16pt" style:font-weight-complex="bold"/>
    </style:style>
    <style:style style:name="P196" style:family="paragraph" style:parent-style-name="Standard">
      <style:paragraph-properties fo:text-align="start" style:justify-single-word="false" style:text-autospace="none"/>
      <style:text-properties fo:color="#ff0000" style:font-name="Jomolhari1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197" style:family="paragraph" style:parent-style-name="Standard">
      <style:paragraph-properties fo:text-align="start" style:justify-single-word="false" style:text-autospace="none"/>
      <style:text-properties fo:color="#ff0000" style:font-name="Jomolhari1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198" style:family="paragraph" style:parent-style-name="Standard">
      <style:paragraph-properties fo:text-align="start" style:justify-single-word="false" style:text-autospace="none"/>
      <style:text-properties fo:color="#ff0000" style:font-name="Jomolhari1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199" style:family="paragraph" style:parent-style-name="Standard">
      <style:paragraph-properties fo:text-align="start" style:justify-single-word="false" style:text-autospace="none"/>
      <style:text-properties fo:color="#ff0000" style:font-name="Jomolhari1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200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201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202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203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204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206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207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214" style:family="paragraph" style:parent-style-name="Standard">
      <style:paragraph-properties fo:text-align="center" style:justify-single-word="false" style:text-autospace="none"/>
      <style:text-properties fo:color="#ff0000" style:font-name="Jomolhari1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215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218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221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223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224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225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226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227" style:family="paragraph" style:parent-style-name="Standard">
      <style:paragraph-properties fo:text-align="start" style:justify-single-word="false" style:text-autospace="none"/>
      <style:text-properties fo:color="#ff0000" fo:font-size="13pt" fo:font-weight="normal" officeooo:paragraph-rsid="019bf705" style:font-size-asian="11.3500003814697pt" style:font-weight-asian="normal" style:font-size-complex="13pt" style:font-weight-complex="normal"/>
    </style:style>
    <style:style style:name="P228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233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235" style:family="paragraph" style:parent-style-name="Standard">
      <style:paragraph-properties fo:text-align="start" style:justify-single-word="false" style:text-autospace="none"/>
      <style:text-properties fo:color="#ff0000" style:font-name="FreeMono" officeooo:paragraph-rsid="01de4d40"/>
    </style:style>
    <style:style style:name="P236" style:family="paragraph" style:parent-style-name="Standard">
      <style:paragraph-properties fo:text-align="start" style:justify-single-word="false" style:text-autospace="none"/>
      <style:text-properties fo:color="#ff0000" style:font-name="FreeMono" officeooo:paragraph-rsid="01de68a0"/>
    </style:style>
    <style:style style:name="P237" style:family="paragraph" style:parent-style-name="Standard">
      <style:paragraph-properties fo:text-align="start" style:justify-single-word="false" style:text-autospace="none"/>
      <style:text-properties fo:color="#ff0000" style:font-name="FreeMono" officeooo:paragraph-rsid="020f642b"/>
    </style:style>
    <style:style style:name="P238" style:family="paragraph" style:parent-style-name="Standard">
      <style:paragraph-properties fo:text-align="start" style:justify-single-word="false" style:text-autospace="none"/>
      <style:text-properties fo:color="#ff0000" fo:font-weight="normal" officeooo:paragraph-rsid="01bf0d21" style:font-weight-asian="normal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fo:color="#ff0000" fo:font-weight="normal" officeooo:paragraph-rsid="023f7307" style:font-weight-asian="normal" style:font-weight-complex="normal"/>
    </style:style>
    <style:style style:name="P240" style:family="paragraph" style:parent-style-name="Standard">
      <style:paragraph-properties fo:text-align="start" style:justify-single-word="false" style:text-autospace="none"/>
      <style:text-properties fo:color="#ff0000"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41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243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244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246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248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249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250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350f533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251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252" style:family="paragraph" style:parent-style-name="Standard">
      <style:paragraph-properties fo:text-align="start" style:justify-single-word="false" style:text-autospace="none"/>
      <style:text-properties fo:color="#ff0000" officeooo:paragraph-rsid="02cdb238"/>
    </style:style>
    <style:style style:name="P253" style:family="paragraph" style:parent-style-name="Standard">
      <style:paragraph-properties fo:text-align="start" style:justify-single-word="false" style:text-autospace="none"/>
      <style:text-properties fo:color="#ff0000" officeooo:paragraph-rsid="02193e2d"/>
    </style:style>
    <style:style style:name="P254" style:family="paragraph" style:parent-style-name="Standard">
      <style:paragraph-properties fo:text-align="start" style:justify-single-word="false" style:text-autospace="none"/>
      <style:text-properties fo:color="#ff0000" fo:font-size="16pt" fo:font-weight="bold" officeooo:paragraph-rsid="01de4d40" style:font-size-asian="16pt" style:font-weight-asian="bold" style:font-size-complex="16pt" style:font-weight-complex="bold"/>
    </style:style>
    <style:style style:name="P255" style:family="paragraph" style:parent-style-name="Preformatted_20_Text">
      <style:text-properties fo:color="#000000" style:font-name="FreeMono" fo:font-size="13pt" style:font-size-asian="13pt" style:font-size-complex="13pt"/>
    </style:style>
    <style:style style:name="P256" style:family="paragraph" style:parent-style-name="Preformatted_20_Text">
      <style:text-properties fo:color="#000000" style:font-name="Jomolhari1" fo:font-size="13pt" officeooo:paragraph-rsid="00ab02c4" style:font-size-asian="13pt" style:font-size-complex="13pt"/>
    </style:style>
    <style:style style:name="P257" style:family="paragraph" style:parent-style-name="Table_20_Contents">
      <style:paragraph-properties fo:text-align="center" style:justify-single-word="false"/>
      <style:text-properties fo:color="#ff0000" style:font-name="Jomolhari1" fo:font-size="13pt" officeooo:rsid="030c627f" officeooo:paragraph-rsid="030c627f" style:font-name-asian="FreeMono1" style:font-size-asian="13pt" style:font-name-complex="FreeMono1" style:font-size-complex="13pt"/>
    </style:style>
    <style:style style:name="P258" style:family="paragraph" style:parent-style-name="Table_20_Contents">
      <style:paragraph-properties fo:text-align="center" style:justify-single-word="false"/>
      <style:text-properties fo:color="#ff0000" style:font-name="Jomolhari1" fo:font-size="13pt" style:font-name-asian="FreeMono1" style:font-size-asian="13pt" style:font-name-complex="FreeMono1" style:font-size-complex="13pt"/>
    </style:style>
    <style:style style:name="P259" style:family="paragraph" style:parent-style-name="Table_20_Contents">
      <style:paragraph-properties fo:text-align="center" style:justify-single-word="false"/>
      <style:text-properties fo:color="#ff0000" style:font-name="Jomolhari1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60" style:family="paragraph" style:parent-style-name="Standard" style:list-style-name="L1">
      <style:paragraph-properties style:text-autospace="none"/>
      <style:text-properties fo:color="#000000" style:font-name="Jomolhari2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61" style:family="paragraph" style:parent-style-name="Standard" style:list-style-name="L5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50f533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262" style:family="paragraph" style:parent-style-name="Standard" style:list-style-name="L5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ee7b00" officeooo:paragraph-rsid="03ee7b00" style:font-name-asian="FreeMono1" style:font-size-asian="13pt" style:font-weight-asian="normal" style:font-name-complex="FreeMono1" style:font-size-complex="13pt" style:font-weight-complex="normal"/>
    </style:style>
    <style:style style:name="P263" style:family="paragraph" style:parent-style-name="Standard" style:list-style-name="L6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64" style:family="paragraph" style:parent-style-name="Standard" style:list-style-name="L7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65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50f533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266" style:family="paragraph" style:parent-style-name="Standard" style:list-style-name="L2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267" style:family="paragraph" style:parent-style-name="Standard" style:list-style-name="L2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26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fac4e9" officeooo:paragraph-rsid="03fac4e9" style:font-name-asian="FreeMono1" style:font-size-asian="13pt" style:font-weight-asian="normal" style:font-name-complex="FreeMono1" style:font-size-complex="13pt" style:font-weight-complex="normal"/>
    </style:style>
    <style:style style:name="P269" style:family="paragraph" style:parent-style-name="Standard" style:list-style-name="L3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7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27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48ad4" officeooo:paragraph-rsid="040377de" style:font-name-asian="FreeMono1" style:font-size-asian="13pt" style:font-weight-asian="normal" style:font-name-complex="FreeMono1" style:font-size-complex="13pt" style:font-weight-complex="normal"/>
    </style:style>
    <style:style style:name="P27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d8882a" officeooo:paragraph-rsid="0400da3a" style:font-name-asian="FreeMono1" style:font-size-asian="11.3500003814697pt" style:font-weight-asian="normal" style:font-name-complex="FreeMono1" style:font-size-complex="13pt" style:font-weight-complex="normal"/>
    </style:style>
    <style:style style:name="P273" style:family="paragraph" style:parent-style-name="Standard" style:list-style-name="L4">
      <style:paragraph-properties fo:text-align="start" style:justify-single-word="false" style:text-autospace="none"/>
      <style:text-properties officeooo:paragraph-rsid="040a8f48"/>
    </style:style>
    <style:style style:name="P274" style:family="paragraph" style:parent-style-name="Standard" style:list-style-name="L4">
      <style:paragraph-properties fo:text-align="start" style:justify-single-word="false" style:text-autospace="none"/>
      <style:text-properties officeooo:paragraph-rsid="0417172e"/>
    </style:style>
    <style:style style:name="P275" style:family="paragraph" style:parent-style-name="Standard">
      <style:paragraph-properties fo:text-align="start" style:justify-single-word="false" style:text-autospace="none"/>
      <style:text-properties fo:font-variant="normal" fo:text-transform="none" fo:color="#0000ff" style:font-name="Jomolhari1" fo:font-size="13pt" fo:letter-spacing="normal" fo:font-style="normal" style:text-underline-style="none" fo:font-weight="normal" officeooo:rsid="040a8f48" officeooo:paragraph-rsid="04100ef3" style:font-name-asian="FreeMono1" style:font-size-asian="13pt" style:font-weight-asian="normal" style:font-name-complex="FreeMono1" style:font-size-complex="13pt" style:font-weight-complex="normal"/>
    </style:style>
    <style:style style:name="P276" style:family="paragraph" style:parent-style-name="Standard">
      <style:paragraph-properties fo:text-align="start" style:justify-single-word="false" style:text-autospace="none"/>
      <style:text-properties fo:font-variant="normal" fo:text-transform="none" fo:color="#0000ff" style:font-name="Jomolhari1" fo:font-size="13pt" fo:letter-spacing="normal" fo:font-style="normal" style:text-underline-style="none" fo:font-weight="normal" officeooo:rsid="040e5148" officeooo:paragraph-rsid="040e5148" style:font-name-asian="FreeMono1" style:font-size-asian="13pt" style:font-weight-asian="normal" style:font-name-complex="FreeMono1" style:font-size-complex="13pt" style:font-weight-complex="normal"/>
    </style:style>
    <style:style style:name="P277" style:family="paragraph" style:parent-style-name="Standard" style:list-style-name="L8">
      <style:paragraph-properties fo:text-align="start" style:justify-single-word="false" style:text-autospace="none"/>
      <style:text-properties fo:color="#ff0000" fo:font-size="13pt" fo:font-weight="normal" officeooo:paragraph-rsid="019bf705" style:font-size-asian="11.3500003814697pt" style:font-weight-asian="normal" style:font-size-complex="13pt" style:font-weight-complex="normal"/>
    </style:style>
    <style:style style:name="P278" style:family="paragraph" style:parent-style-name="Standard" style:list-style-name="L8">
      <style:paragraph-properties fo:text-align="start" style:justify-single-word="false" style:text-autospace="none"/>
      <style:text-properties fo:color="#ff0000" fo:font-size="13pt" fo:font-weight="normal" officeooo:paragraph-rsid="019dedd1" style:font-size-asian="11.3500003814697pt" style:font-weight-asian="normal" style:font-size-complex="13pt" style:font-weight-complex="normal"/>
    </style:style>
    <style:style style:name="P279" style:family="paragraph" style:parent-style-name="Standard" style:list-style-name="L9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80" style:family="paragraph" style:parent-style-name="Standard" style:list-style-name="L10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3f0bbcc" officeooo:paragraph-rsid="03f0bbcc" style:font-name-asian="FreeMono1" style:font-size-asian="13pt" style:font-weight-asian="normal" style:font-name-complex="FreeMono1" style:font-size-complex="13pt" style:font-weight-complex="normal"/>
    </style:style>
    <style:style style:name="P281" style:family="paragraph" style:parent-style-name="Standard" style:list-style-name="L10">
      <style:paragraph-properties fo:text-align="start" style:justify-single-word="false" style:text-autospace="none"/>
      <style:text-properties fo:color="#ff0000" officeooo:paragraph-rsid="029792bf"/>
    </style:style>
    <style:style style:name="P282" style:family="paragraph">
      <style:paragraph-properties fo:text-align="center"/>
    </style:style>
    <style:style style:name="P28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f32b8e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33f450c" style:font-style-asian="normal" style:font-style-complex="normal"/>
    </style:style>
    <style:style style:name="T18" style:family="text">
      <style:text-properties fo:font-style="normal" officeooo:rsid="033df659" style:font-style-asian="normal" style:font-style-complex="normal"/>
    </style:style>
    <style:style style:name="T19" style:family="text">
      <style:text-properties fo:font-style="normal" officeooo:rsid="03fac4e9" style:font-style-asian="normal" style:font-style-complex="normal"/>
    </style:style>
    <style:style style:name="T20" style:family="text">
      <style:text-properties officeooo:rsid="00210abb"/>
    </style:style>
    <style:style style:name="T21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8" style:family="text">
      <style:text-properties officeooo:rsid="002307a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ae270e" style:font-weight-asian="bold" style:font-weight-complex="bold"/>
    </style:style>
    <style:style style:name="T31" style:family="text">
      <style:text-properties fo:font-weight="bold" officeooo:rsid="02dcfea0" style:font-weight-asian="bold" style:font-weight-complex="bold"/>
    </style:style>
    <style:style style:name="T32" style:family="text">
      <style:text-properties fo:font-weight="bold" officeooo:rsid="02e6be43" style:font-weight-asian="bold" style:font-weight-complex="bold"/>
    </style:style>
    <style:style style:name="T33" style:family="text">
      <style:text-properties fo:font-weight="bold" officeooo:rsid="02ed4c69" style:font-weight-asian="bold" style:font-weight-complex="bold"/>
    </style:style>
    <style:style style:name="T34" style:family="text">
      <style:text-properties officeooo:rsid="002542da"/>
    </style:style>
    <style:style style:name="T35" style:family="text">
      <style:text-properties officeooo:rsid="0029c6eb"/>
    </style:style>
    <style:style style:name="T36" style:family="text">
      <style:text-properties officeooo:rsid="002ada64"/>
    </style:style>
    <style:style style:name="T37" style:family="text">
      <style:text-properties style:font-name="Jomolhari2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2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2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2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2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2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2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2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2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2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2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2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2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2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2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2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2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2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2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2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2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2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2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2" fo:font-size="13pt" style:text-underline-style="none" fo:font-weight="normal" officeooo:rsid="03f6af9e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2" fo:font-size="13pt" style:text-underline-style="none" fo:font-weight="normal" officeooo:rsid="04291e15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2" fo:font-size="13pt" style:text-underline-style="none" fo:font-weight="normal" officeooo:rsid="04309775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2" fo:font-size="13pt" style:text-underline-style="none" officeooo:rsid="00b5b2a5" style:font-name-asian="FreeMono1" style:font-size-asian="13pt" style:font-name-complex="FreeMono1" style:font-size-complex="13pt"/>
    </style:style>
    <style:style style:name="T64" style:family="text">
      <style:text-properties style:font-name="Jomolhari2" fo:font-size="13pt" style:text-underline-style="none" officeooo:rsid="01ae9030" style:font-name-asian="FreeMono1" style:font-size-asian="13pt" style:font-name-complex="FreeMono1" style:font-size-complex="13pt"/>
    </style:style>
    <style:style style:name="T65" style:family="text">
      <style:text-properties style:font-name="Jomolhari2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6" style:family="text">
      <style:text-properties style:font-name="Jomolhari2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2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2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2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70" style:family="text">
      <style:text-properties style:font-name="Jomolhari2" officeooo:rsid="009b736b" style:font-name-asian="FreeMono1" style:font-name-complex="FreeMono1"/>
    </style:style>
    <style:style style:name="T71" style:family="text">
      <style:text-properties style:font-name="Jomolhari2" officeooo:rsid="00a8a77a" style:font-name-asian="FreeMono1" style:font-name-complex="FreeMono1"/>
    </style:style>
    <style:style style:name="T72" style:family="text">
      <style:text-properties style:font-name="Jomolhari2" officeooo:rsid="00a902d6" style:font-name-asian="FreeMono1" style:font-name-complex="FreeMono1"/>
    </style:style>
    <style:style style:name="T73" style:family="text">
      <style:text-properties style:font-name="Jomolhari2" officeooo:rsid="03eaf2b0" style:font-name-asian="FreeMono1" style:font-name-complex="FreeMono1"/>
    </style:style>
    <style:style style:name="T74" style:family="text">
      <style:text-properties style:font-name="Jomolhari2" style:text-underline-style="none" officeooo:rsid="00dbf073" style:font-name-asian="FreeMono1" style:font-name-complex="FreeMono1"/>
    </style:style>
    <style:style style:name="T75" style:family="text">
      <style:text-properties style:font-name="Jomolhari2" style:text-underline-style="none" officeooo:rsid="01de4d40" style:font-name-asian="FreeMono1" style:font-name-complex="FreeMono1"/>
    </style:style>
    <style:style style:name="T76" style:family="text">
      <style:text-properties style:font-name="Jomolhari2" style:text-underline-style="none" officeooo:rsid="01ebe817" style:font-name-asian="FreeMono1" style:font-name-complex="FreeMono1"/>
    </style:style>
    <style:style style:name="T77" style:family="text">
      <style:text-properties style:font-name="Jomolhari2" style:text-underline-style="none" officeooo:rsid="0350f533" style:font-name-asian="FreeMono1" style:font-name-complex="FreeMono1"/>
    </style:style>
    <style:style style:name="T78" style:family="text">
      <style:text-properties style:font-name="Jomolhari2" style:text-underline-style="none" officeooo:rsid="03eaf2b0" style:font-name-asian="FreeMono1" style:font-name-complex="FreeMono1"/>
    </style:style>
    <style:style style:name="T79" style:family="text">
      <style:text-properties style:font-name="Jomolhari2" officeooo:rsid="01ae9030"/>
    </style:style>
    <style:style style:name="T80" style:family="text">
      <style:text-properties style:font-name="Jomolhari2" officeooo:rsid="01bf0d21"/>
    </style:style>
    <style:style style:name="T81" style:family="text">
      <style:text-properties style:font-name="Jomolhari2" officeooo:rsid="01bf0d21" style:font-size-asian="13pt"/>
    </style:style>
    <style:style style:name="T82" style:family="text">
      <style:text-properties style:font-name="Jomolhari2" officeooo:rsid="01bfdbd5" style:font-size-asian="13pt"/>
    </style:style>
    <style:style style:name="T83" style:family="text">
      <style:text-properties style:font-name="Jomolhari2" officeooo:rsid="02a629c0" style:font-size-asian="13pt"/>
    </style:style>
    <style:style style:name="T84" style:family="text">
      <style:text-properties style:font-name="Jomolhari2" officeooo:rsid="01d0d0b6"/>
    </style:style>
    <style:style style:name="T85" style:family="text">
      <style:text-properties style:font-name="Jomolhari2" officeooo:rsid="0215ee78"/>
    </style:style>
    <style:style style:name="T86" style:family="text">
      <style:text-properties style:font-name="Jomolhari2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7" style:family="text">
      <style:text-properties style:font-name="Jomolhari2" officeooo:rsid="02a7dc76"/>
    </style:style>
    <style:style style:name="T88" style:family="text">
      <style:text-properties style:font-name="Jomolhari2" officeooo:rsid="0350f533"/>
    </style:style>
    <style:style style:name="T89" style:family="text">
      <style:text-properties style:font-name="Jomolhari2" fo:font-style="italic" officeooo:rsid="01bfdbd5" style:font-size-asian="13pt" style:font-style-asian="italic" style:font-style-complex="italic"/>
    </style:style>
    <style:style style:name="T90" style:family="text">
      <style:text-properties officeooo:rsid="002e094a"/>
    </style:style>
    <style:style style:name="T91" style:family="text">
      <style:text-properties officeooo:rsid="002fc7b4"/>
    </style:style>
    <style:style style:name="T92" style:family="text">
      <style:text-properties officeooo:rsid="0030c228"/>
    </style:style>
    <style:style style:name="T93" style:family="text">
      <style:text-properties officeooo:rsid="00340377"/>
    </style:style>
    <style:style style:name="T94" style:family="text">
      <style:text-properties style:font-name="FreeMono"/>
    </style:style>
    <style:style style:name="T95" style:family="text">
      <style:text-properties style:font-name="FreeMono" officeooo:rsid="00340377"/>
    </style:style>
    <style:style style:name="T96" style:family="text">
      <style:text-properties style:font-name="FreeMono" officeooo:rsid="0038e2d5"/>
    </style:style>
    <style:style style:name="T97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04" style:family="text">
      <style:text-properties style:font-name="FreeMono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05" style:family="text">
      <style:text-properties style:font-name="FreeMono" fo:font-size="13pt" style:text-underline-style="none" fo:font-weight="normal" officeooo:rsid="0400da3a" style:font-name-asian="FreeMono1" style:font-size-asian="13pt" style:font-weight-asian="normal" style:font-name-complex="FreeMono1" style:font-size-complex="13pt" style:font-weight-complex="normal"/>
    </style:style>
    <style:style style:name="T106" style:family="text">
      <style:text-properties style:font-name="FreeMono" fo:font-size="13pt" style:text-underline-style="none" fo:font-weight="normal" officeooo:rsid="03d8882a" style:font-name-asian="FreeMono1" style:font-size-asian="13pt" style:font-weight-asian="normal" style:font-name-complex="FreeMono1" style:font-size-complex="13pt" style:font-weight-complex="normal"/>
    </style:style>
    <style:style style:name="T107" style:family="text">
      <style:text-properties style:font-name="FreeMono" fo:font-size="13pt" style:text-underline-style="none" fo:font-weight="normal" officeooo:rsid="03d48ad4" style:font-name-asian="FreeMono1" style:font-size-asian="13pt" style:font-weight-asian="normal" style:font-name-complex="FreeMono1" style:font-size-complex="13pt" style:font-weight-complex="normal"/>
    </style:style>
    <style:style style:name="T108" style:family="text">
      <style:text-properties style:font-name="FreeMono" fo:font-size="13pt" style:text-underline-style="none" fo:font-weight="normal" officeooo:rsid="03d73d99" style:font-name-asian="FreeMono1" style:font-size-asian="11.3500003814697pt" style:font-weight-asian="normal" style:font-name-complex="FreeMono1" style:font-size-complex="13pt" style:font-weight-complex="normal"/>
    </style:style>
    <style:style style:name="T109" style:family="text">
      <style:text-properties style:font-name="FreeMono" fo:font-size="13pt" style:text-underline-style="none" fo:font-weight="normal" officeooo:rsid="0079ffd1" style:font-name-asian="FreeMono1" style:font-size-asian="11.3500003814697pt" style:font-weight-asian="normal" style:font-name-complex="FreeMono1" style:font-size-complex="13pt" style:font-weight-complex="normal"/>
    </style:style>
    <style:style style:name="T110" style:family="text">
      <style:text-properties style:font-name="FreeMono" fo:font-size="13pt" style:text-underline-style="none" fo:font-weight="normal" officeooo:rsid="03d8882a" style:font-name-asian="FreeMono1" style:font-size-asian="11.3500003814697pt" style:font-weight-asian="normal" style:font-name-complex="FreeMono1" style:font-size-complex="13pt" style:font-weight-complex="normal"/>
    </style:style>
    <style:style style:name="T111" style:family="text">
      <style:text-properties style:font-name="FreeMono" officeooo:rsid="0017bb14"/>
    </style:style>
    <style:style style:name="T112" style:family="text">
      <style:text-properties style:font-name="FreeMono" officeooo:rsid="00ab02c4"/>
    </style:style>
    <style:style style:name="T113" style:family="text">
      <style:text-properties style:font-name="FreeMono" officeooo:rsid="01395956"/>
    </style:style>
    <style:style style:name="T114" style:family="text">
      <style:text-properties style:font-name="FreeMono" officeooo:rsid="01a12e7e"/>
    </style:style>
    <style:style style:name="T115" style:family="text">
      <style:text-properties style:font-name="FreeMono" officeooo:rsid="01c83c9b"/>
    </style:style>
    <style:style style:name="T116" style:family="text">
      <style:text-properties style:font-name="FreeMono" officeooo:rsid="024d1d0b"/>
    </style:style>
    <style:style style:name="T117" style:family="text">
      <style:text-properties style:font-name="FreeMono" officeooo:rsid="0157de33"/>
    </style:style>
    <style:style style:name="T118" style:family="text">
      <style:text-properties style:font-name="FreeMono" officeooo:rsid="015872ec"/>
    </style:style>
    <style:style style:name="T119" style:family="text">
      <style:text-properties style:font-name="FreeMono" officeooo:rsid="015d7e24"/>
    </style:style>
    <style:style style:name="T120" style:family="text">
      <style:text-properties style:font-name="FreeMono" officeooo:rsid="03383472"/>
    </style:style>
    <style:style style:name="T121" style:family="text">
      <style:text-properties style:font-name="FreeMono" officeooo:rsid="03375338"/>
    </style:style>
    <style:style style:name="T122" style:family="text">
      <style:text-properties style:font-name="FreeMono" officeooo:rsid="03775d28"/>
    </style:style>
    <style:style style:name="T123" style:family="text">
      <style:text-properties style:font-name="FreeMono" officeooo:rsid="0333b742"/>
    </style:style>
    <style:style style:name="T124" style:family="text">
      <style:text-properties style:font-name="FreeMono" officeooo:rsid="03a117d8"/>
    </style:style>
    <style:style style:name="T125" style:family="text">
      <style:text-properties style:font-name="FreeMono" officeooo:rsid="024c4d7d"/>
    </style:style>
    <style:style style:name="T126" style:family="text">
      <style:text-properties style:font-name="FreeMono" officeooo:rsid="0378a48b"/>
    </style:style>
    <style:style style:name="T127" style:family="text">
      <style:text-properties style:font-name="FreeMono" officeooo:rsid="02576520"/>
    </style:style>
    <style:style style:name="T128" style:family="text">
      <style:text-properties style:font-name="FreeMono" officeooo:rsid="02578461"/>
    </style:style>
    <style:style style:name="T129" style:family="text">
      <style:text-properties style:font-name="FreeMono" officeooo:rsid="03a2dbfd"/>
    </style:style>
    <style:style style:name="T130" style:family="text">
      <style:text-properties style:font-name="FreeMono" officeooo:rsid="037976bc"/>
    </style:style>
    <style:style style:name="T131" style:family="text">
      <style:text-properties style:font-name="FreeMono" officeooo:rsid="025a9224"/>
    </style:style>
    <style:style style:name="T132" style:family="text">
      <style:text-properties style:font-name="FreeMono" officeooo:rsid="037b0164"/>
    </style:style>
    <style:style style:name="T133" style:family="text">
      <style:text-properties style:font-name="FreeMono" officeooo:rsid="03a135ca"/>
    </style:style>
    <style:style style:name="T134" style:family="text">
      <style:text-properties style:font-name="FreeMono" officeooo:rsid="03e98bd7"/>
    </style:style>
    <style:style style:name="T135" style:family="text">
      <style:text-properties style:font-name="FreeMono" officeooo:rsid="03cae6a7"/>
    </style:style>
    <style:style style:name="T136" style:family="text">
      <style:text-properties style:font-name="FreeMono" officeooo:rsid="03cee872"/>
    </style:style>
    <style:style style:name="T137" style:family="text">
      <style:text-properties style:font-name="FreeMono" officeooo:rsid="03d48ad4"/>
    </style:style>
    <style:style style:name="T138" style:family="text">
      <style:text-properties style:font-name="FreeMono" officeooo:rsid="03df42ee"/>
    </style:style>
    <style:style style:name="T139" style:family="text">
      <style:text-properties style:font-name="FreeMono" officeooo:rsid="03e2ea1c"/>
    </style:style>
    <style:style style:name="T140" style:family="text">
      <style:text-properties style:font-name="FreeMono" officeooo:rsid="03e79b78"/>
    </style:style>
    <style:style style:name="T141" style:family="text">
      <style:text-properties style:font-name="FreeMono" officeooo:rsid="03eaf2b0" style:font-name-asian="FreeMono1" style:font-name-complex="FreeMono1"/>
    </style:style>
    <style:style style:name="T142" style:family="text">
      <style:text-properties style:font-name="FreeMono" officeooo:rsid="03ed01d8"/>
    </style:style>
    <style:style style:name="T143" style:family="text">
      <style:text-properties style:font-name="FreeMono" officeooo:rsid="03c8be22"/>
    </style:style>
    <style:style style:name="T144" style:family="text">
      <style:text-properties officeooo:rsid="00377a52"/>
    </style:style>
    <style:style style:name="T145" style:family="text">
      <style:text-properties officeooo:rsid="0038e2d5"/>
    </style:style>
    <style:style style:name="T146" style:family="text">
      <style:text-properties officeooo:rsid="003a42fd"/>
    </style:style>
    <style:style style:name="T147" style:family="text">
      <style:text-properties officeooo:rsid="003c1f98"/>
    </style:style>
    <style:style style:name="T148" style:family="text">
      <style:text-properties officeooo:rsid="00468101"/>
    </style:style>
    <style:style style:name="T149" style:family="text">
      <style:text-properties officeooo:rsid="0049fa84" style:font-name-asian="FreeMono1" style:font-name-complex="FreeMono1"/>
    </style:style>
    <style:style style:name="T150" style:family="text">
      <style:text-properties officeooo:rsid="004e5883" style:font-name-asian="FreeMono1" style:font-name-complex="FreeMono1"/>
    </style:style>
    <style:style style:name="T151" style:family="text">
      <style:text-properties officeooo:rsid="0076ff5d" style:font-name-asian="FreeMono1" style:font-name-complex="FreeMono1"/>
    </style:style>
    <style:style style:name="T152" style:family="text">
      <style:text-properties officeooo:rsid="0079935e" style:font-name-asian="FreeMono1" style:font-name-complex="FreeMono1"/>
    </style:style>
    <style:style style:name="T153" style:family="text">
      <style:text-properties officeooo:rsid="0079bc3a" style:font-name-asian="FreeMono1" style:font-name-complex="FreeMono1"/>
    </style:style>
    <style:style style:name="T154" style:family="text">
      <style:text-properties officeooo:rsid="007bcdf1" style:font-name-asian="FreeMono1" style:font-name-complex="FreeMono1"/>
    </style:style>
    <style:style style:name="T155" style:family="text">
      <style:text-properties officeooo:rsid="00824e40" style:font-name-asian="FreeMono1" style:font-name-complex="FreeMono1"/>
    </style:style>
    <style:style style:name="T156" style:family="text">
      <style:text-properties officeooo:rsid="008c158b" style:font-name-asian="FreeMono1" style:font-name-complex="FreeMono1"/>
    </style:style>
    <style:style style:name="T157" style:family="text">
      <style:text-properties officeooo:rsid="008c967b" style:font-name-asian="FreeMono1" style:font-name-complex="FreeMono1"/>
    </style:style>
    <style:style style:name="T158" style:family="text">
      <style:text-properties officeooo:rsid="009914bb" style:font-name-asian="FreeMono1" style:font-name-complex="FreeMono1"/>
    </style:style>
    <style:style style:name="T159" style:family="text">
      <style:text-properties officeooo:rsid="00dd84a8" style:font-name-asian="FreeMono1" style:font-name-complex="FreeMono1"/>
    </style:style>
    <style:style style:name="T160" style:family="text">
      <style:text-properties officeooo:rsid="03383472" style:font-name-asian="FreeMono1" style:font-name-complex="FreeMono1"/>
    </style:style>
    <style:style style:name="T161" style:family="text">
      <style:text-properties officeooo:rsid="034ef6b2" style:font-name-asian="FreeMono1" style:font-name-complex="FreeMono1"/>
    </style:style>
    <style:style style:name="T162" style:family="text">
      <style:text-properties officeooo:rsid="0350f533" style:font-name-asian="FreeMono1" style:font-name-complex="FreeMono1"/>
    </style:style>
    <style:style style:name="T163" style:family="text">
      <style:text-properties officeooo:rsid="03580999" style:font-name-asian="FreeMono1" style:font-name-complex="FreeMono1"/>
    </style:style>
    <style:style style:name="T164" style:family="text">
      <style:text-properties officeooo:rsid="03743e91" style:font-name-asian="FreeMono1" style:font-name-complex="FreeMono1"/>
    </style:style>
    <style:style style:name="T165" style:family="text">
      <style:text-properties officeooo:rsid="03a44914" style:font-name-asian="FreeMono1" style:font-name-complex="FreeMono1"/>
    </style:style>
    <style:style style:name="T166" style:family="text">
      <style:text-properties officeooo:rsid="03ce1f6d" style:font-name-asian="FreeMono1" style:font-name-complex="FreeMono1"/>
    </style:style>
    <style:style style:name="T167" style:family="text">
      <style:text-properties style:font-name="Jomolhari1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68" style:family="text">
      <style:text-properties style:font-name="Jomolhari1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69" style:family="text">
      <style:text-properties style:font-name="Jomolhari1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70" style:family="text">
      <style:text-properties style:font-name="Jomolhari1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1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1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1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1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1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1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1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1" fo:font-size="13pt" style:text-underline-style="none" fo:font-weight="normal" officeooo:rsid="03d9d90c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1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1" fo:font-size="13pt" style:text-underline-style="none" fo:font-weight="normal" officeooo:rsid="03d73d99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1" fo:font-size="13pt" style:text-underline-style="none" fo:font-weight="normal" officeooo:rsid="03d8882a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1" fo:font-size="13pt" style:text-underline-style="none" fo:font-weight="normal" officeooo:rsid="03d48ad4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1" fo:font-size="13pt" style:text-underline-style="none" fo:font-weight="normal" officeooo:rsid="041f4f74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1" fo:font-size="13pt" style:text-underline-style="none" fo:font-weight="normal" officeooo:rsid="03d8882a" style:font-name-asian="FreeMono1" style:font-size-asian="11.3500003814697pt" style:font-weight-asian="normal" style:font-name-complex="FreeMono1" style:font-size-complex="13pt" style:font-weight-complex="normal"/>
    </style:style>
    <style:style style:name="T185" style:family="text">
      <style:text-properties style:font-name="Jomolhari1" style:text-underline-style="none" officeooo:rsid="019bf705" style:font-name-asian="FreeMono1" style:font-name-complex="FreeMono1"/>
    </style:style>
    <style:style style:name="T186" style:family="text">
      <style:text-properties style:font-name="Jomolhari1" style:text-underline-style="none" officeooo:rsid="019dedd1" style:font-name-asian="FreeMono1" style:font-name-complex="FreeMono1"/>
    </style:style>
    <style:style style:name="T187" style:family="text">
      <style:text-properties style:font-name="Jomolhari1" style:text-underline-style="none" officeooo:rsid="01c4eccc" style:font-name-asian="FreeMono1" style:font-name-complex="FreeMono1"/>
    </style:style>
    <style:style style:name="T188" style:family="text">
      <style:text-properties style:font-name="Jomolhari1" style:text-underline-style="none" officeooo:rsid="01cf2b39" style:font-name-asian="FreeMono1" style:font-name-complex="FreeMono1"/>
    </style:style>
    <style:style style:name="T189" style:family="text">
      <style:text-properties style:font-name="Jomolhari1" style:text-underline-style="none" officeooo:rsid="01d033c5" style:font-name-asian="FreeMono1" style:font-name-complex="FreeMono1"/>
    </style:style>
    <style:style style:name="T190" style:family="text">
      <style:text-properties style:font-name="Jomolhari1" officeooo:rsid="01a09486"/>
    </style:style>
    <style:style style:name="T191" style:family="text">
      <style:text-properties style:font-name="Jomolhari1" officeooo:rsid="01a12e7e"/>
    </style:style>
    <style:style style:name="T192" style:family="text">
      <style:text-properties style:font-name="Jomolhari1" officeooo:rsid="01a2f11b"/>
    </style:style>
    <style:style style:name="T193" style:family="text">
      <style:text-properties style:font-name="Jomolhari1" officeooo:rsid="01a596c9"/>
    </style:style>
    <style:style style:name="T194" style:family="text">
      <style:text-properties style:font-name="Jomolhari1" fo:font-weight="bold" officeooo:rsid="01a596c9" style:font-weight-asian="bold" style:font-weight-complex="bold"/>
    </style:style>
    <style:style style:name="T195" style:family="text">
      <style:text-properties style:font-name="Jomolhari1" fo:font-weight="bold" officeooo:rsid="01abfe7f" style:font-weight-asian="bold" style:font-weight-complex="bold"/>
    </style:style>
    <style:style style:name="T196" style:family="text">
      <style:text-properties style:font-name="Jomolhari1" fo:font-weight="bold" officeooo:rsid="01ad85b7" style:font-weight-asian="bold" style:font-weight-complex="bold"/>
    </style:style>
    <style:style style:name="T197" style:family="text">
      <style:text-properties style:font-name="Jomolhari1" officeooo:rsid="01d24379" style:font-size-asian="11.3500003814697pt"/>
    </style:style>
    <style:style style:name="T198" style:family="text">
      <style:text-properties style:font-name="Jomolhari1" officeooo:rsid="022dd9c2" style:font-size-asian="11.3500003814697pt"/>
    </style:style>
    <style:style style:name="T199" style:family="text">
      <style:text-properties style:font-name="Jomolhari1" officeooo:rsid="01a09486" style:font-size-asian="11.3500003814697pt"/>
    </style:style>
    <style:style style:name="T200" style:family="text">
      <style:text-properties style:font-name="Jomolhari1" officeooo:rsid="02ac999a" style:font-size-asian="11.3500003814697pt"/>
    </style:style>
    <style:style style:name="T201" style:family="text">
      <style:text-properties style:font-name="Jomolhari1" officeooo:rsid="01abfe7f"/>
    </style:style>
    <style:style style:name="T202" style:family="text">
      <style:text-properties style:font-name="Jomolhari1" officeooo:rsid="01ae9030"/>
    </style:style>
    <style:style style:name="T203" style:family="text">
      <style:text-properties style:font-name="Jomolhari1" officeooo:rsid="01b006cd"/>
    </style:style>
    <style:style style:name="T204" style:family="text">
      <style:text-properties style:font-name="Jomolhari1" officeooo:rsid="01c6aae6"/>
    </style:style>
    <style:style style:name="T205" style:family="text">
      <style:text-properties style:font-name="Jomolhari1" officeooo:rsid="01c8dec4"/>
    </style:style>
    <style:style style:name="T206" style:family="text">
      <style:text-properties style:font-name="Jomolhari1" officeooo:rsid="02157d73"/>
    </style:style>
    <style:style style:name="T207" style:family="text">
      <style:text-properties style:font-name="Jomolhari1" officeooo:rsid="022d4cdb"/>
    </style:style>
    <style:style style:name="T208" style:family="text">
      <style:text-properties style:font-name="Jomolhari1" fo:font-size="15pt" fo:font-weight="bold" officeooo:rsid="01ad85b7" style:font-size-asian="15pt" style:font-weight-asian="bold" style:font-size-complex="15pt" style:font-weight-complex="bold"/>
    </style:style>
    <style:style style:name="T209" style:family="text">
      <style:text-properties style:font-name="Jomolhari1" officeooo:rsid="0251e84e"/>
    </style:style>
    <style:style style:name="T210" style:family="text">
      <style:text-properties style:font-name="Jomolhari1" officeooo:rsid="03df42ee"/>
    </style:style>
    <style:style style:name="T211" style:family="text">
      <style:text-properties style:font-name="Jomolhari1" officeooo:rsid="03e0015e"/>
    </style:style>
    <style:style style:name="T212" style:family="text">
      <style:text-properties style:font-name="Jomolhari1" officeooo:rsid="03e2ea1c"/>
    </style:style>
    <style:style style:name="T213" style:family="text">
      <style:text-properties style:font-name="Jomolhari1" officeooo:rsid="03e49be8"/>
    </style:style>
    <style:style style:name="T214" style:family="text">
      <style:text-properties style:font-name="Jomolhari1" officeooo:rsid="03c8be22"/>
    </style:style>
    <style:style style:name="T215" style:family="text">
      <style:text-properties style:font-name="Jomolhari1" officeooo:rsid="03cae6a7"/>
    </style:style>
    <style:style style:name="T216" style:family="text">
      <style:text-properties style:font-name="Jomolhari1" officeooo:rsid="0119c413" style:font-size-asian="13pt"/>
    </style:style>
    <style:style style:name="T217" style:family="text">
      <style:text-properties style:font-name="Jomolhari1" officeooo:rsid="011bfbe3" style:font-size-asian="13pt"/>
    </style:style>
    <style:style style:name="T218" style:family="text">
      <style:text-properties style:font-name="Jomolhari1" officeooo:rsid="011abc4c" style:font-size-asian="13pt"/>
    </style:style>
    <style:style style:name="T219" style:family="text">
      <style:text-properties style:font-name="Jomolhari1" officeooo:rsid="03da5b5e" style:font-size-asian="13pt"/>
    </style:style>
    <style:style style:name="T220" style:family="text">
      <style:text-properties style:font-name="Jomolhari1" officeooo:rsid="011c4aa4" style:font-size-asian="13pt"/>
    </style:style>
    <style:style style:name="T221" style:family="text">
      <style:text-properties style:font-name="Jomolhari1" officeooo:rsid="01213bd2" style:font-size-asian="13pt"/>
    </style:style>
    <style:style style:name="T222" style:family="text">
      <style:text-properties style:font-name="Jomolhari1" officeooo:rsid="041e9b3c" style:font-size-asian="13pt"/>
    </style:style>
    <style:style style:name="T223" style:family="text">
      <style:text-properties officeooo:rsid="00a9ce4e"/>
    </style:style>
    <style:style style:name="T224" style:family="text">
      <style:text-properties officeooo:rsid="00aa6c76"/>
    </style:style>
    <style:style style:name="T225" style:family="text">
      <style:text-properties officeooo:rsid="00ab02c4"/>
    </style:style>
    <style:style style:name="T226" style:family="text">
      <style:text-properties officeooo:rsid="00acb9cd"/>
    </style:style>
    <style:style style:name="T227" style:family="text">
      <style:text-properties officeooo:rsid="00adc0fe"/>
    </style:style>
    <style:style style:name="T228" style:family="text">
      <style:text-properties fo:font-variant="normal" fo:text-transform="none" fo:color="#0000ff" style:font-name="Jomolhari1" fo:font-size="13pt" fo:letter-spacing="normal" fo:font-style="normal" style:text-underline-style="none" fo:font-weight="normal" officeooo:rsid="04100ef3" style:font-name-asian="FreeMono1" style:font-size-asian="13pt" style:font-weight-asian="normal" style:font-name-complex="FreeMono1" style:font-size-complex="13pt" style:font-weight-complex="normal"/>
    </style:style>
    <style:style style:name="T229" style:family="text">
      <style:text-properties fo:font-variant="normal" fo:text-transform="none" fo:color="#0000ff" style:font-name="Jomolhari1" fo:font-size="13pt" fo:letter-spacing="normal" fo:font-style="normal" style:text-underline-style="none" fo:font-weight="normal" officeooo:rsid="04114b63" style:font-name-asian="FreeMono1" style:font-size-asian="13pt" style:font-weight-asian="normal" style:font-name-complex="FreeMono1" style:font-size-complex="13pt" style:font-weight-complex="normal"/>
    </style:style>
    <style:style style:name="T230" style:family="text">
      <style:text-properties fo:font-variant="normal" fo:text-transform="none" fo:color="#0000ff" style:font-name="Jomolhari1" fo:font-size="13pt" fo:letter-spacing="normal" fo:font-style="normal" style:text-underline-style="none" fo:font-weight="normal" officeooo:rsid="0413ef83" style:font-name-asian="FreeMono1" style:font-size-asian="13pt" style:font-weight-asian="normal" style:font-name-complex="FreeMono1" style:font-size-complex="13pt" style:font-weight-complex="normal"/>
    </style:style>
    <style:style style:name="T231" style:family="text">
      <style:text-properties fo:font-variant="normal" fo:text-transform="none" fo:color="#0000ff" style:font-name="Jomolhari1" fo:font-size="13pt" fo:letter-spacing="normal" fo:font-style="normal" style:text-underline-style="none" fo:font-weight="normal" officeooo:rsid="0414f9e7" style:font-name-asian="FreeMono1" style:font-size-asian="13pt" style:font-weight-asian="normal" style:font-name-complex="FreeMono1" style:font-size-complex="13pt" style:font-weight-complex="normal"/>
    </style:style>
    <style:style style:name="T232" style:family="text">
      <style:text-properties fo:font-variant="normal" fo:text-transform="none" fo:color="#0000ff" style:font-name="Jomolhari1" fo:font-size="13pt" fo:letter-spacing="normal" fo:font-style="italic" style:text-underline-style="none" fo:font-weight="normal" officeooo:rsid="04100ef3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33" style:family="text">
      <style:text-properties fo:font-variant="normal" fo:text-transform="none" fo:color="#0000ff" style:font-name="Jomolhari1" fo:font-size="13pt" fo:letter-spacing="normal" fo:font-style="italic" style:text-underline-style="none" fo:font-weight="normal" officeooo:rsid="04114b63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34" style:family="text">
      <style:text-properties fo:font-variant="normal" fo:text-transform="none" fo:color="#0000ff" style:font-name="Jomolhari1" fo:font-size="13pt" fo:letter-spacing="normal" fo:font-style="italic" style:text-underline-style="none" fo:font-weight="normal" officeooo:rsid="041f4f74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35" style:family="text">
      <style:text-properties fo:font-variant="normal" fo:text-transform="none" fo:color="#0000ff" style:font-name="FreeMono" fo:font-size="13pt" fo:letter-spacing="normal" fo:font-style="normal" style:text-underline-style="none" fo:font-weight="normal" officeooo:rsid="04114b63" style:font-name-asian="FreeMono1" style:font-size-asian="13pt" style:font-weight-asian="normal" style:font-name-complex="FreeMono1" style:font-size-complex="13pt" style:font-weight-complex="normal"/>
    </style:style>
    <style:style style:name="T236" style:family="text">
      <style:text-properties fo:font-variant="normal" fo:text-transform="none" fo:color="#0000ff" style:font-name="FreeMono" fo:font-size="13pt" fo:letter-spacing="normal" fo:font-style="normal" style:text-underline-style="none" fo:font-weight="normal" officeooo:rsid="0412f263" style:font-name-asian="FreeMono1" style:font-size-asian="13pt" style:font-weight-asian="normal" style:font-name-complex="FreeMono1" style:font-size-complex="13pt" style:font-weight-complex="normal"/>
    </style:style>
    <style:style style:name="T237" style:family="text">
      <style:text-properties officeooo:rsid="01233e96"/>
    </style:style>
    <style:style style:name="T238" style:family="text">
      <style:text-properties officeooo:rsid="01236834"/>
    </style:style>
    <style:style style:name="T239" style:family="text">
      <style:text-properties officeooo:rsid="01395956"/>
    </style:style>
    <style:style style:name="T240" style:family="text">
      <style:text-properties officeooo:rsid="01462ac0"/>
    </style:style>
    <style:style style:name="T241" style:family="text">
      <style:text-properties officeooo:rsid="0148961a"/>
    </style:style>
    <style:style style:name="T242" style:family="text">
      <style:text-properties officeooo:rsid="014a7ebd"/>
    </style:style>
    <style:style style:name="T243" style:family="text">
      <style:text-properties officeooo:rsid="014edd7b"/>
    </style:style>
    <style:style style:name="T244" style:family="text">
      <style:text-properties officeooo:rsid="014fe85d"/>
    </style:style>
    <style:style style:name="T245" style:family="text">
      <style:text-properties officeooo:rsid="015136f5"/>
    </style:style>
    <style:style style:name="T246" style:family="text">
      <style:text-properties officeooo:rsid="0151776f"/>
    </style:style>
    <style:style style:name="T247" style:family="text">
      <style:text-properties officeooo:rsid="015323d2"/>
    </style:style>
    <style:style style:name="T248" style:family="text">
      <style:text-properties officeooo:rsid="01534a2b"/>
    </style:style>
    <style:style style:name="T249" style:family="text">
      <style:text-properties officeooo:rsid="01543fb6"/>
    </style:style>
    <style:style style:name="T250" style:family="text">
      <style:text-properties officeooo:rsid="015872ec"/>
    </style:style>
    <style:style style:name="T251" style:family="text">
      <style:text-properties officeooo:rsid="0198354f"/>
    </style:style>
    <style:style style:name="T252" style:family="text">
      <style:text-properties officeooo:rsid="01a09486"/>
    </style:style>
    <style:style style:name="T253" style:family="text">
      <style:text-properties officeooo:rsid="01a12e7e"/>
    </style:style>
    <style:style style:name="T254" style:family="text">
      <style:text-properties officeooo:rsid="01a2f11b"/>
    </style:style>
    <style:style style:name="T255" style:family="text">
      <style:text-properties style:font-name="Jomolhari" fo:font-weight="bold" officeooo:rsid="01b006cd" style:font-weight-asian="bold" style:font-weight-complex="bold"/>
    </style:style>
    <style:style style:name="T256" style:family="text">
      <style:text-properties style:font-name="Jomolhari" fo:font-weight="bold" officeooo:rsid="01bbf20e" style:font-weight-asian="bold" style:font-weight-complex="bold"/>
    </style:style>
    <style:style style:name="T257" style:family="text">
      <style:text-properties style:font-name="Jomolhari" officeooo:rsid="01bbf20e"/>
    </style:style>
    <style:style style:name="T258" style:family="text">
      <style:text-properties style:font-name="Jomolhari" officeooo:rsid="01c157c4"/>
    </style:style>
    <style:style style:name="T259" style:family="text">
      <style:text-properties style:font-name="Jomolhari" officeooo:rsid="02416dcc"/>
    </style:style>
    <style:style style:name="T260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61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62" style:family="text">
      <style:text-properties officeooo:rsid="024b507b"/>
    </style:style>
    <style:style style:name="T263" style:family="text">
      <style:text-properties officeooo:rsid="024c4d7d"/>
    </style:style>
    <style:style style:name="T264" style:family="text">
      <style:text-properties officeooo:rsid="024d1d0b"/>
    </style:style>
    <style:style style:name="T265" style:family="text">
      <style:text-properties officeooo:rsid="024e7320"/>
    </style:style>
    <style:style style:name="T266" style:family="text">
      <style:text-properties officeooo:rsid="02541f61"/>
    </style:style>
    <style:style style:name="T267" style:family="text">
      <style:text-properties officeooo:rsid="0254d87a"/>
    </style:style>
    <style:style style:name="T268" style:family="text">
      <style:text-properties officeooo:rsid="02558c26"/>
    </style:style>
    <style:style style:name="T269" style:family="text">
      <style:text-properties officeooo:rsid="0255aa24"/>
    </style:style>
    <style:style style:name="T270" style:family="text">
      <style:text-properties officeooo:rsid="02576520"/>
    </style:style>
    <style:style style:name="T271" style:family="text">
      <style:text-properties officeooo:rsid="02578461"/>
    </style:style>
    <style:style style:name="T272" style:family="text">
      <style:text-properties officeooo:rsid="025a9224"/>
    </style:style>
    <style:style style:name="T273" style:family="text">
      <style:text-properties officeooo:rsid="025d142f"/>
    </style:style>
    <style:style style:name="T274" style:family="text">
      <style:text-properties officeooo:rsid="02604243"/>
    </style:style>
    <style:style style:name="T275" style:family="text">
      <style:text-properties officeooo:rsid="0261117e"/>
    </style:style>
    <style:style style:name="T276" style:family="text">
      <style:text-properties officeooo:rsid="02621d2a"/>
    </style:style>
    <style:style style:name="T277" style:family="text">
      <style:text-properties officeooo:rsid="0264de6a"/>
    </style:style>
    <style:style style:name="T278" style:family="text">
      <style:text-properties officeooo:rsid="02665170"/>
    </style:style>
    <style:style style:name="T279" style:family="text">
      <style:text-properties officeooo:rsid="0269c1d1"/>
    </style:style>
    <style:style style:name="T280" style:family="text">
      <style:text-properties officeooo:rsid="026b5087"/>
    </style:style>
    <style:style style:name="T281" style:family="text">
      <style:text-properties officeooo:rsid="026d4ec5"/>
    </style:style>
    <style:style style:name="T282" style:family="text">
      <style:text-properties officeooo:rsid="026deba7"/>
    </style:style>
    <style:style style:name="T283" style:family="text">
      <style:text-properties officeooo:rsid="027dfb8d"/>
    </style:style>
    <style:style style:name="T284" style:family="text">
      <style:text-properties officeooo:rsid="027f3a46"/>
    </style:style>
    <style:style style:name="T285" style:family="text">
      <style:text-properties officeooo:rsid="0280fd69"/>
    </style:style>
    <style:style style:name="T286" style:family="text">
      <style:text-properties officeooo:rsid="012a3cb3"/>
    </style:style>
    <style:style style:name="T287" style:family="text">
      <style:text-properties officeooo:rsid="00b38846"/>
    </style:style>
    <style:style style:name="T288" style:family="text">
      <style:text-properties officeooo:rsid="00b4a25d"/>
    </style:style>
    <style:style style:name="T289" style:family="text">
      <style:text-properties officeooo:rsid="028b06ca"/>
    </style:style>
    <style:style style:name="T290" style:family="text">
      <style:text-properties officeooo:rsid="028bca6e"/>
    </style:style>
    <style:style style:name="T291" style:family="text">
      <style:text-properties officeooo:rsid="028c205f"/>
    </style:style>
    <style:style style:name="T292" style:family="text">
      <style:text-properties officeooo:rsid="02905a7d"/>
    </style:style>
    <style:style style:name="T293" style:family="text">
      <style:text-properties officeooo:rsid="02919b93"/>
    </style:style>
    <style:style style:name="T294" style:family="text">
      <style:text-properties officeooo:rsid="02937452"/>
    </style:style>
    <style:style style:name="T295" style:family="text">
      <style:text-properties officeooo:rsid="029792bf"/>
    </style:style>
    <style:style style:name="T296" style:family="text">
      <style:text-properties officeooo:rsid="0297df4c"/>
    </style:style>
    <style:style style:name="T297" style:family="text">
      <style:text-properties officeooo:rsid="029902fe"/>
    </style:style>
    <style:style style:name="T298" style:family="text">
      <style:text-properties officeooo:rsid="02a60ed4"/>
    </style:style>
    <style:style style:name="T299" style:family="text">
      <style:text-properties officeooo:rsid="02a7dc76"/>
    </style:style>
    <style:style style:name="T300" style:family="text">
      <style:text-properties officeooo:rsid="02ac999a"/>
    </style:style>
    <style:style style:name="T301" style:family="text">
      <style:text-properties officeooo:rsid="02ae270e"/>
    </style:style>
    <style:style style:name="T302" style:family="text">
      <style:text-properties officeooo:rsid="02af5875"/>
    </style:style>
    <style:style style:name="T303" style:family="text">
      <style:text-properties officeooo:rsid="02d9d4b8"/>
    </style:style>
    <style:style style:name="T304" style:family="text">
      <style:text-properties officeooo:rsid="02db32a7"/>
    </style:style>
    <style:style style:name="T305" style:family="text">
      <style:text-properties officeooo:rsid="02dcfea0"/>
    </style:style>
    <style:style style:name="T306" style:family="text">
      <style:text-properties officeooo:rsid="02dedd22"/>
    </style:style>
    <style:style style:name="T307" style:family="text">
      <style:text-properties officeooo:rsid="02e042d3"/>
    </style:style>
    <style:style style:name="T308" style:family="text">
      <style:text-properties officeooo:rsid="02e24f98"/>
    </style:style>
    <style:style style:name="T309" style:family="text">
      <style:text-properties officeooo:rsid="02e3ad8d"/>
    </style:style>
    <style:style style:name="T310" style:family="text">
      <style:text-properties officeooo:rsid="02e6be43"/>
    </style:style>
    <style:style style:name="T311" style:family="text">
      <style:text-properties officeooo:rsid="02e7d74e"/>
    </style:style>
    <style:style style:name="T312" style:family="text">
      <style:text-properties officeooo:rsid="02e96cd2"/>
    </style:style>
    <style:style style:name="T313" style:family="text">
      <style:text-properties officeooo:rsid="02ea0364"/>
    </style:style>
    <style:style style:name="T314" style:family="text">
      <style:text-properties officeooo:rsid="02ebce12"/>
    </style:style>
    <style:style style:name="T315" style:family="text">
      <style:text-properties officeooo:rsid="02ebfb7d"/>
    </style:style>
    <style:style style:name="T316" style:family="text">
      <style:text-properties officeooo:rsid="02ed4c69"/>
    </style:style>
    <style:style style:name="T317" style:family="text">
      <style:text-properties officeooo:rsid="02ee9f29"/>
    </style:style>
    <style:style style:name="T318" style:family="text">
      <style:text-properties officeooo:rsid="02f022b6"/>
    </style:style>
    <style:style style:name="T319" style:family="text">
      <style:text-properties officeooo:rsid="02f6f6cd"/>
    </style:style>
    <style:style style:name="T320" style:family="text">
      <style:text-properties officeooo:rsid="02fb491e"/>
    </style:style>
    <style:style style:name="T321" style:family="text">
      <style:text-properties officeooo:rsid="02fcd693"/>
    </style:style>
    <style:style style:name="T322" style:family="text">
      <style:text-properties officeooo:rsid="0305807f"/>
    </style:style>
    <style:style style:name="T323" style:family="text">
      <style:text-properties officeooo:rsid="0306c4d1"/>
    </style:style>
    <style:style style:name="T324" style:family="text">
      <style:text-properties officeooo:rsid="0306e5b5"/>
    </style:style>
    <style:style style:name="T325" style:family="text">
      <style:text-properties officeooo:rsid="031092c8"/>
    </style:style>
    <style:style style:name="T326" style:family="text">
      <style:text-properties officeooo:rsid="031bbf83"/>
    </style:style>
    <style:style style:name="T327" style:family="text">
      <style:text-properties officeooo:rsid="031d9bf2"/>
    </style:style>
    <style:style style:name="T328" style:family="text">
      <style:text-properties officeooo:rsid="0322a060"/>
    </style:style>
    <style:style style:name="T329" style:family="text">
      <style:text-properties officeooo:rsid="03264f88"/>
    </style:style>
    <style:style style:name="T330" style:family="text">
      <style:text-properties officeooo:rsid="032a8bf2"/>
    </style:style>
    <style:style style:name="T331" style:family="text">
      <style:text-properties officeooo:rsid="032c8a3b"/>
    </style:style>
    <style:style style:name="T332" style:family="text">
      <style:text-properties officeooo:rsid="032ecf40"/>
    </style:style>
    <style:style style:name="T333" style:family="text">
      <style:text-properties officeooo:rsid="0333b742"/>
    </style:style>
    <style:style style:name="T334" style:family="text">
      <style:text-properties officeooo:rsid="03370aa2"/>
    </style:style>
    <style:style style:name="T335" style:family="text">
      <style:text-properties officeooo:rsid="03375338"/>
    </style:style>
    <style:style style:name="T336" style:family="text">
      <style:text-properties officeooo:rsid="0337a76a"/>
    </style:style>
    <style:style style:name="T337" style:family="text">
      <style:text-properties officeooo:rsid="03383472"/>
    </style:style>
    <style:style style:name="T338" style:family="text">
      <style:text-properties officeooo:rsid="033b5b75"/>
    </style:style>
    <style:style style:name="T339" style:family="text">
      <style:text-properties officeooo:rsid="033f450c"/>
    </style:style>
    <style:style style:name="T340" style:family="text">
      <style:text-properties officeooo:rsid="0342dc8b"/>
    </style:style>
    <style:style style:name="T341" style:family="text">
      <style:text-properties officeooo:rsid="0345fdca"/>
    </style:style>
    <style:style style:name="T342" style:family="text">
      <style:text-properties officeooo:rsid="034f8ad9"/>
    </style:style>
    <style:style style:name="T343" style:family="text">
      <style:text-properties officeooo:rsid="0350f533"/>
    </style:style>
    <style:style style:name="T344" style:family="text">
      <style:text-properties officeooo:rsid="03517b04"/>
    </style:style>
    <style:style style:name="T345" style:family="text">
      <style:text-properties officeooo:rsid="035688a9"/>
    </style:style>
    <style:style style:name="T346" style:family="text">
      <style:text-properties officeooo:rsid="0358757a"/>
    </style:style>
    <style:style style:name="T347" style:family="text">
      <style:text-properties officeooo:rsid="035a2bf6"/>
    </style:style>
    <style:style style:name="T348" style:family="text">
      <style:text-properties officeooo:rsid="035ac0f0"/>
    </style:style>
    <style:style style:name="T349" style:family="text">
      <style:text-properties officeooo:rsid="035ccf0d"/>
    </style:style>
    <style:style style:name="T350" style:family="text">
      <style:text-properties officeooo:rsid="0157de33"/>
    </style:style>
    <style:style style:name="T351" style:family="text">
      <style:text-properties officeooo:rsid="01626229"/>
    </style:style>
    <style:style style:name="T352" style:family="text">
      <style:text-properties officeooo:rsid="015d7e24"/>
    </style:style>
    <style:style style:name="T353" style:family="text">
      <style:text-properties officeooo:rsid="015eca6e"/>
    </style:style>
    <style:style style:name="T354" style:family="text">
      <style:text-properties officeooo:rsid="01659fd0"/>
    </style:style>
    <style:style style:name="T355" style:family="text">
      <style:text-properties officeooo:rsid="01604fa4"/>
    </style:style>
    <style:style style:name="T356" style:family="text">
      <style:text-properties officeooo:rsid="036729a2"/>
    </style:style>
    <style:style style:name="T357" style:family="text">
      <style:text-properties officeooo:rsid="036ca95e"/>
    </style:style>
    <style:style style:name="T358" style:family="text">
      <style:text-properties officeooo:rsid="036ee693"/>
    </style:style>
    <style:style style:name="T359" style:family="text">
      <style:text-properties officeooo:rsid="03719761"/>
    </style:style>
    <style:style style:name="T360" style:family="text">
      <style:text-properties officeooo:rsid="0372e310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officeooo:rsid="000db277" style:font-style-asian="italic" style:font-style-complex="italic"/>
    </style:style>
    <style:style style:name="T363" style:family="text">
      <style:text-properties fo:font-style="italic" officeooo:rsid="03315057" style:font-style-asian="italic" style:font-style-complex="italic"/>
    </style:style>
    <style:style style:name="T364" style:family="text">
      <style:text-properties fo:font-style="italic" officeooo:rsid="033df659" style:font-style-asian="italic" style:font-style-complex="italic"/>
    </style:style>
    <style:style style:name="T365" style:family="text">
      <style:text-properties fo:font-style="italic" officeooo:rsid="001b28a2" style:font-style-asian="italic" style:font-style-complex="italic"/>
    </style:style>
    <style:style style:name="T366" style:family="text">
      <style:text-properties officeooo:rsid="03743e91"/>
    </style:style>
    <style:style style:name="T367" style:family="text">
      <style:text-properties officeooo:rsid="03756b6e"/>
    </style:style>
    <style:style style:name="T368" style:family="text">
      <style:text-properties officeooo:rsid="03775d28"/>
    </style:style>
    <style:style style:name="T369" style:family="text">
      <style:text-properties officeooo:rsid="0378a48b"/>
    </style:style>
    <style:style style:name="T370" style:family="text">
      <style:text-properties officeooo:rsid="037976bc"/>
    </style:style>
    <style:style style:name="T371" style:family="text">
      <style:text-properties officeooo:rsid="037ac2d3"/>
    </style:style>
    <style:style style:name="T372" style:family="text">
      <style:text-properties officeooo:rsid="037b0164"/>
    </style:style>
    <style:style style:name="T373" style:family="text">
      <style:text-properties officeooo:rsid="037b258c"/>
    </style:style>
    <style:style style:name="T374" style:family="text">
      <style:text-properties officeooo:rsid="037c869b"/>
    </style:style>
    <style:style style:name="T375" style:family="text">
      <style:text-properties officeooo:rsid="037dc1ba"/>
    </style:style>
    <style:style style:name="T376" style:family="text">
      <style:text-properties officeooo:rsid="0383aee9"/>
    </style:style>
    <style:style style:name="T377" style:family="text">
      <style:text-properties officeooo:rsid="03868f74"/>
    </style:style>
    <style:style style:name="T378" style:family="text">
      <style:text-properties officeooo:rsid="038d9730"/>
    </style:style>
    <style:style style:name="T379" style:family="text">
      <style:text-properties officeooo:rsid="03981c7e"/>
    </style:style>
    <style:style style:name="T380" style:family="text">
      <style:text-properties officeooo:rsid="0399fe9a"/>
    </style:style>
    <style:style style:name="T381" style:family="text">
      <style:text-properties officeooo:rsid="00ab9ca3"/>
    </style:style>
    <style:style style:name="T382" style:family="text">
      <style:text-properties officeooo:rsid="03a03887"/>
    </style:style>
    <style:style style:name="T383" style:family="text">
      <style:text-properties officeooo:rsid="03a101b2"/>
    </style:style>
    <style:style style:name="T384" style:family="text">
      <style:text-properties officeooo:rsid="03a117d8"/>
    </style:style>
    <style:style style:name="T385" style:family="text">
      <style:text-properties officeooo:rsid="03a135ca"/>
    </style:style>
    <style:style style:name="T386" style:family="text">
      <style:text-properties officeooo:rsid="03a2dbfd"/>
    </style:style>
    <style:style style:name="T387" style:family="text">
      <style:text-properties officeooo:rsid="03a43a34"/>
    </style:style>
    <style:style style:name="T388" style:family="text">
      <style:text-properties officeooo:rsid="03a7e85b"/>
    </style:style>
    <style:style style:name="T389" style:family="text">
      <style:text-properties officeooo:rsid="03ae105c"/>
    </style:style>
    <style:style style:name="T390" style:family="text">
      <style:text-properties officeooo:rsid="03aefa31"/>
    </style:style>
    <style:style style:name="T391" style:family="text">
      <style:text-properties officeooo:rsid="03b9557c"/>
    </style:style>
    <style:style style:name="T392" style:family="text">
      <style:text-properties officeooo:rsid="03b9e190"/>
    </style:style>
    <style:style style:name="T393" style:family="text">
      <style:text-properties officeooo:rsid="03bb63e3"/>
    </style:style>
    <style:style style:name="T394" style:family="text">
      <style:text-properties officeooo:rsid="03bd2304"/>
    </style:style>
    <style:style style:name="T395" style:family="text">
      <style:text-properties officeooo:rsid="03bd6139"/>
    </style:style>
    <style:style style:name="T396" style:family="text">
      <style:text-properties officeooo:rsid="03c25dcf"/>
    </style:style>
    <style:style style:name="T397" style:family="text">
      <style:text-properties officeooo:rsid="03c54d0b"/>
    </style:style>
    <style:style style:name="T398" style:family="text">
      <style:text-properties officeooo:rsid="0079ffd1" style:font-size-asian="11.3500003814697pt"/>
    </style:style>
    <style:style style:name="T399" style:family="text">
      <style:text-properties officeooo:rsid="007d55d2" style:font-size-asian="11.3500003814697pt"/>
    </style:style>
    <style:style style:name="T400" style:family="text">
      <style:text-properties officeooo:rsid="03c9f621" style:font-size-asian="11.3500003814697pt"/>
    </style:style>
    <style:style style:name="T401" style:family="text">
      <style:text-properties officeooo:rsid="03ce1f6d" style:font-size-asian="11.3500003814697pt"/>
    </style:style>
    <style:style style:name="T402" style:family="text">
      <style:text-properties officeooo:rsid="03d73d99" style:font-size-asian="11.3500003814697pt"/>
    </style:style>
    <style:style style:name="T403" style:family="text">
      <style:text-properties fo:color="#0000ff" style:font-name="Jomolhari1" fo:font-size="13pt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404" style:family="text">
      <style:text-properties fo:color="#0000ff" style:font-name="Jomolhari1" fo:font-size="13pt" style:text-underline-style="none" fo:font-weight="normal" officeooo:rsid="0417172e" style:font-name-asian="FreeMono1" style:font-size-asian="13pt" style:font-weight-asian="normal" style:font-name-complex="FreeMono1" style:font-size-complex="13pt" style:font-weight-complex="normal"/>
    </style:style>
    <style:style style:name="T405" style:family="text">
      <style:text-properties fo:color="#0000ff" style:font-name="Jomolhari1" fo:font-size="13pt" style:text-underline-style="none" fo:font-weight="normal" officeooo:rsid="041877e3" style:font-name-asian="FreeMono1" style:font-size-asian="13pt" style:font-weight-asian="normal" style:font-name-complex="FreeMono1" style:font-size-complex="13pt" style:font-weight-complex="normal"/>
    </style:style>
    <style:style style:name="T406" style:family="text">
      <style:text-properties fo:color="#0000ff" style:font-name="Jomolhari1" fo:font-size="13pt" style:text-underline-style="none" fo:font-weight="normal" officeooo:rsid="041962f6" style:font-name-asian="FreeMono1" style:font-size-asian="13pt" style:font-weight-asian="normal" style:font-name-complex="FreeMono1" style:font-size-complex="13pt" style:font-weight-complex="normal"/>
    </style:style>
    <style:style style:name="T407" style:family="text">
      <style:text-properties fo:color="#0000ff" officeooo:rsid="03fc3df5"/>
    </style:style>
    <style:style style:name="T408" style:family="text">
      <style:text-properties fo:color="#0000ff" style:font-name="FreeMono" officeooo:rsid="03fc3df5"/>
    </style:style>
    <style:style style:name="T409" style:family="text">
      <style:text-properties fo:color="#0000ff" style:font-name="FreeMono" fo:font-size="13pt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410" style:family="text">
      <style:text-properties fo:color="#0000ff" style:font-name="FreeMono" officeooo:rsid="042ac6b7"/>
    </style:style>
    <style:style style:name="T411" style:family="text">
      <style:text-properties fo:color="#0000ff" officeooo:rsid="01233e96"/>
    </style:style>
    <style:style style:name="T412" style:family="text">
      <style:text-properties fo:color="#0000ff" officeooo:rsid="042ac6b7"/>
    </style:style>
    <style:style style:name="T413" style:family="text">
      <style:text-properties officeooo:rsid="03cae6a7"/>
    </style:style>
    <style:style style:name="T414" style:family="text">
      <style:text-properties officeooo:rsid="03cbb594"/>
    </style:style>
    <style:style style:name="T415" style:family="text">
      <style:text-properties officeooo:rsid="03ccfd73"/>
    </style:style>
    <style:style style:name="T416" style:family="text">
      <style:text-properties officeooo:rsid="03cfdfff"/>
    </style:style>
    <style:style style:name="T417" style:family="text">
      <style:text-properties officeooo:rsid="03d48ad4"/>
    </style:style>
    <style:style style:name="T418" style:family="text">
      <style:text-properties officeooo:rsid="03d5a25d"/>
    </style:style>
    <style:style style:name="T419" style:family="text">
      <style:text-properties officeooo:rsid="03d73d99"/>
    </style:style>
    <style:style style:name="T420" style:family="text">
      <style:text-properties officeooo:rsid="03de385e"/>
    </style:style>
    <style:style style:name="T421" style:family="text">
      <style:text-properties officeooo:rsid="03df42ee"/>
    </style:style>
    <style:style style:name="T422" style:family="text">
      <style:text-properties officeooo:rsid="03e60a1b"/>
    </style:style>
    <style:style style:name="T423" style:family="text">
      <style:text-properties officeooo:rsid="03e67207"/>
    </style:style>
    <style:style style:name="T424" style:family="text">
      <style:text-properties officeooo:rsid="03e79b78"/>
    </style:style>
    <style:style style:name="T425" style:family="text">
      <style:text-properties officeooo:rsid="03e7e9fa"/>
    </style:style>
    <style:style style:name="T426" style:family="text">
      <style:text-properties officeooo:rsid="03e98bd7"/>
    </style:style>
    <style:style style:name="T427" style:family="text">
      <style:text-properties officeooo:rsid="0385517d"/>
    </style:style>
    <style:style style:name="T428" style:family="text">
      <style:text-properties officeooo:rsid="03ed01d8"/>
    </style:style>
    <style:style style:name="T429" style:family="text">
      <style:text-properties officeooo:rsid="03ee6120"/>
    </style:style>
    <style:style style:name="T430" style:family="text">
      <style:text-properties officeooo:rsid="03f2a37e"/>
    </style:style>
    <style:style style:name="T431" style:family="text">
      <style:text-properties officeooo:rsid="03f51c3a"/>
    </style:style>
    <style:style style:name="T432" style:family="text">
      <style:text-properties officeooo:rsid="03fac4e9"/>
    </style:style>
    <style:style style:name="T433" style:family="text">
      <style:text-properties officeooo:rsid="03c8be22"/>
    </style:style>
    <style:style style:name="T434" style:family="text">
      <style:text-properties officeooo:rsid="03d253af"/>
    </style:style>
    <style:style style:name="T435" style:family="text">
      <style:text-properties officeooo:rsid="03b67c2e"/>
    </style:style>
    <style:style style:name="T436" style:family="text">
      <style:text-properties officeooo:rsid="0119c413" style:font-size-asian="13pt"/>
    </style:style>
    <style:style style:name="T437" style:family="text">
      <style:text-properties officeooo:rsid="03fef2f0"/>
    </style:style>
    <style:style style:name="T438" style:family="text">
      <style:text-properties officeooo:rsid="041962f6"/>
    </style:style>
    <style:style style:name="T439" style:family="text">
      <style:text-properties officeooo:rsid="042445b5"/>
    </style:style>
    <style:style style:name="T440" style:family="text">
      <style:text-properties officeooo:rsid="042471aa"/>
    </style:style>
    <style:style style:name="T441" style:family="text">
      <style:text-properties style:font-name="Liberation Serif" fo:font-size="12pt" officeooo:rsid="032c8a3b" style:font-size-asian="12pt" style:font-size-complex="12pt"/>
    </style:style>
    <style:style style:name="T442" style:family="text">
      <style:text-properties officeooo:rsid="042d07d3"/>
    </style:style>
    <style:style style:name="T443" style:family="text">
      <style:text-properties officeooo:rsid="04331f09"/>
    </style:style>
    <style:style style:name="T444" style:family="text">
      <style:text-properties officeooo:rsid="04348ab3"/>
    </style:style>
    <style:style style:name="T445" style:family="text">
      <style:text-properties officeooo:rsid="0435efe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<text:span text:style-name="T20">1<text:tab/></text:span><text:span text:style-name="T1">Introduction to LEX</text:span></text:p>
      <text:p text:style-name="P135"><text:s/></text:p>
      <text:p text:style-name="P135">LEX is a tool used to generate a lexical analyzer. This documen<text:span text:style-name="T330">t</text:span> <text:span text:style-name="T359">is a tutorial for </text:span>the use of LEX for SIL C<text:span text:style-name="T430">ompiler</text:span> development. Technically, LEX <text:span text:style-name="T331">translates a set of regular expression specifications (given as input in </text:span><text:span text:style-name="T441">input_file.l</text:span><text:span text:style-name="T331">) into a C implementation of a corresponding finite state machine (lex.yy.c). <text:s/>This </text:span><text:span text:style-name="T359">C </text:span><text:span text:style-name="T331">program, when compiled, yields an executable lexical analyzer. </text:span></text:p>
      <text:p text:style-name="P136"/>
      <text:p text:style-name="P136"><draw:custom-shape text:anchor-type="paragraph" draw:z-index="0" draw:style-name="gr1" draw:text-style-name="P282" svg:width="1.3335in" svg:height="0.6878in" svg:x="2.6583in" svg:y="0.0917in"><text:p text:style-name="P282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7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input_file.l</text:p></draw:text-box></draw:frame></text:p>
      <text:p text:style-name="P136"/>
      <text:p text:style-name="P136"><text:tab/></text:p>
      <text:p text:style-name="P137"><draw:custom-shape text:anchor-type="paragraph" draw:z-index="1" draw:style-name="gr1" svg:width="1.3335in" svg:height="0.6878in" svg:x="2.6583in" svg:y="0.1425in"><text:p text:style-name="P28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7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136"/>
      <text:p text:style-name="P138"/>
      <text:p text:style-name="P139"><draw:custom-shape text:anchor-type="paragraph" draw:z-index="2" draw:style-name="gr1" svg:width="1.3335in" svg:height="0.6878in" svg:x="2.6583in" svg:y="0.1043in"><text:p text:style-name="P28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40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40"/>
      <text:p text:style-name="P141"/>
      <text:p text:style-name="P180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<text:s/>a sequence of tokens </text:span><text:span text:style-name="T14">as output</text:span><text:span text:style-name="T11">. <text:s/></text:span><text:span text:style-name="T13">(Tokens are explained below).</text:span></text:p>
      <text:p text:style-name="P142"/>
      <text:p text:style-name="P144"><text:span text:style-name="T1">Conceptually, a lexical analyzer scans a given </text:span><text:span text:style-name="T2">source </text:span><text:span text:style-name="T332">SIL</text:span><text:span text:style-name="T2"> program</text:span><text:span text:style-name="T1"> and produces an output of tokens.</text:span><text:span text:style-name="T3"> </text:span><text:span text:style-name="T362">A token is a single element of </text:span><text:span text:style-name="T363">the SIL</text:span><text:span text:style-name="T362"> programming language that is recognized by the compiler</text:span><text:span text:style-name="T3">. </text:span><text:span text:style-name="T333">For instance </text:span><text:span text:style-name="T123">integer, boolean, begin, end, if, while</text:span><text:span text:style-name="T333"> etc. are tokens in SIL. <text:s/></text:span></text:p>
      <text:p text:style-name="P152"/>
      <text:p text:style-name="P153">Example:</text:p>
      <text:p text:style-name="P153"/>
      <text:p text:style-name="P145"><text:span text:style-name="T4"><text:s/></text:span><text:span text:style-name="T111">“integer”<text:tab/><text:tab/>{return ID_TYPE_INTEGER;}</text:span></text:p>
      <text:p text:style-name="P154"/>
      <text:p text:style-name="P146"><text:soft-page-break/><text:span text:style-name="T338">This example </text:span><text:span text:style-name="T360">demonstrates the specification of </text:span><text:span text:style-name="T338"><text:s/>rule </text:span><text:span text:style-name="T360">in L</text:span><text:span text:style-name="T389">EX</text:span><text:span text:style-name="T338">. </text:span><text:span text:style-name="T4">This rule </text:span><text:span text:style-name="T360">in this example </text:span><text:span text:style-name="T334">specifies that the lexical analyzer must return the token named <text:s/></text:span><text:span text:style-name="T111">ID_TYPE_INTEGER </text:span><text:span text:style-name="T334">when the patte</text:span><text:span text:style-name="T335">rn</text:span><text:span text:style-name="T334"> </text:span><text:span text:style-name="T111">“integer”</text:span><text:span text:style-name="T4"> is </text:span><text:span text:style-name="T334">found in the input file. </text:span><text:span text:style-name="T8">A rule in a </text:span><text:span text:style-name="T335">LEX</text:span><text:span text:style-name="T8"> program comprises of a pattern </text:span><text:span text:style-name="T335">part (specified by a regular expression) </text:span><text:span text:style-name="T8">and a corresponding </text:span><text:span text:style-name="T360">(semantic) </text:span><text:span text:style-name="T335">action part (a sequence of C statements). <text:s/>In the above example, <text:s/></text:span><text:span text:style-name="T121">“</text:span><text:span text:style-name="T120">integer”</text:span><text:span text:style-name="T337"> is the pattern and </text:span><text:span text:style-name="T120">{return ID_TYPE_INTEGER;}</text:span><text:span text:style-name="T337"> is the corresponding action. </text:span><text:span text:style-name="T335">The statements in the action part will be executed when the pattern is detected in the input. <text:s text:c="2"/></text:span></text:p>
      <text:p text:style-name="P181"/>
      <text:p text:style-name="P128"><text:span text:style-name="T337">2</text:span><text:span text:style-name="T28"><text:tab/></text:span><text:span text:style-name="T9">The </text:span><text:span text:style-name="T335">structure of </text:span><text:span text:style-name="T9">LEX program</text:span><text:span text:style-name="T335">s</text:span></text:p>
      <text:p text:style-name="P143"/>
      <text:p text:style-name="P155">A LEX program consists of three sections : Declarations, Rules and Auxiliary functions.</text:p>
      <text:p text:style-name="P155"/>
      <text:p text:style-name="P155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57"/>
      <text:p text:style-name="P157"/>
      <text:p text:style-name="P157"/>
      <text:p text:style-name="P157"/>
      <text:p text:style-name="P157"/>
      <text:p text:style-name="P182"/>
      <text:p text:style-name="P182"><text:span text:style-name="T337">2</text:span>.1 Declarations</text:p>
      <text:p text:style-name="P182"/>
      <text:p text:style-name="P147"><text:span text:style-name="T9">The declaration</text:span><text:span text:style-name="T34">s</text:span><text:span text:style-name="T9"> section </text:span><text:span text:style-name="T335">consists of two parts, </text:span><text:span text:style-name="T364">regular definitions </text:span><text:span text:style-name="T18">and</text:span><text:span text:style-name="T364"> auxiliary</text:span><text:span text:style-name="T365"> </text:span><text:span text:style-name="T364">declarations</text:span><text:span text:style-name="T17">.</text:span><text:span text:style-name="T339"> </text:span><text:span text:style-name="T90">LEX allows the </text:span><text:span text:style-name="T9">use of short</text:span><text:span text:style-name="T385">-</text:span><text:span text:style-name="T9">hand</text:span><text:span text:style-name="T385">s</text:span><text:span text:style-name="T9"> </text:span><text:span text:style-name="T385">and </text:span><text:span text:style-name="T9">extensions to regular expressions for the regular definitions. </text:span><text:span text:style-name="T335">The auxiliary declarations are </text:span><text:span text:style-name="T336">copied as such by LEX to the output lex.yy.c file.</text:span><text:span text:style-name="T9"> </text:span></text:p>
      <text:p text:style-name="P156"/>
      <text:p text:style-name="P158"/>
      <text:p text:style-name="P158"/>
      <text:p text:style-name="P158"/>
      <text:p text:style-name="P158"/>
      <text:p text:style-name="P158"><text:soft-page-break/>Example:</text:p>
      <text:p text:style-name="P121"/>
      <text:p text:style-name="P121">%{</text:p>
      <text:p text:style-name="P122"><text:tab/>#include&lt;stdio.h&gt;</text:p>
      <text:p text:style-name="P122"><text:tab/><text:span text:style-name="T340">int global_variable; <text:tab/><text:tab/>//Auxiliary declaration</text:span><text:span text:style-name="T360">s</text:span><text:span text:style-name="T340"> </text:span></text:p>
      <text:p text:style-name="P122">%}</text:p>
      <text:p text:style-name="P125"><text:span text:style-name="T16">number </text:span><text:tab/>[0-9]+<text:tab/><text:tab/><text:tab/><text:tab/>//<text:span text:style-name="T340">Regular definitions</text:span></text:p>
      <text:p text:style-name="P126"><text:span text:style-name="T16">op </text:span><text:tab/><text:tab/>[-|+|*|/|^|=]<text:tab/></text:p>
      <text:p text:style-name="P126"><text:tab/><text:tab/></text:p>
      <text:p text:style-name="P122">%%</text:p>
      <text:p text:style-name="P122"><text:tab/>/* <text:span text:style-name="T367">Rules </text:span><text:span text:style-name="T375">*/</text:span></text:p>
      <text:p text:style-name="P123">%%</text:p>
      <text:p text:style-name="P123"><text:tab/>/* Auxiliary functions */</text:p>
      <text:p text:style-name="P159"/>
      <text:p text:style-name="P159">A regular definition in LEX is of the form :</text:p>
      <text:p text:style-name="P160"><text:tab/>D<text:tab/>R</text:p>
      <text:p text:style-name="P148"><text:span text:style-name="T15">where D is the <text:s/></text:span><text:span text:style-name="T360">symbol </text:span><text:span text:style-name="T15">representing the regular expression R. The auxiliary declaration</text:span><text:span text:style-name="T360">s (which are optional) are written</text:span><text:span text:style-name="T15"> in C language </text:span><text:span text:style-name="T360">and are</text:span><text:span text:style-name="T15"> enclosed within <text:s text:c="2"/>' %{ ' and ' %} ' . </text:span><text:span text:style-name="T35">It is generally used to </text:span><text:span text:style-name="T36">declare functions,</text:span><text:span text:style-name="T35"> includ</text:span><text:span text:style-name="T36">e</text:span><text:span text:style-name="T35"> header files, </text:span><text:span text:style-name="T36">or define global variables and constants.</text:span></text:p>
      <text:p text:style-name="P185"/>
      <text:p text:style-name="P186"><text:span text:style-name="T337">2</text:span>.2 Rules</text:p>
      <text:p text:style-name="P187"/>
      <text:p text:style-name="P187">Rules in a <text:span text:style-name="T345">LEX</text:span> program consists of two parts :</text:p>
      <text:list xml:id="list1486396848" text:style-name="L1">
        <text:list-item>
          <text:p text:style-name="P260">The pattern to be matched</text:p>
        </text:list-item>
        <text:list-item>
          <text:p text:style-name="P260">The corresponding action to be executed</text:p>
        </text:list-item>
      </text:list>
      <text:p text:style-name="P188"/>
      <text:p text:style-name="P162">Example:</text:p>
      <text:p text:style-name="P162"/>
      <text:p text:style-name="P115"><text:tab/>/* <text:span text:style-name="T378">D</text:span><text:span text:style-name="T376">eclarations*/</text:span></text:p>
      <text:p text:style-name="P115">%%</text:p>
      <text:p text:style-name="P115"/>
      <text:p text:style-name="P113"><text:span text:style-name="T91">{number}<text:tab/></text:span><text:span text:style-name="T92">{</text:span><text:span text:style-name="T148">printf</text:span><text:span text:style-name="T91">(</text:span><text:span text:style-name="T146">“ </text:span><text:span text:style-name="T91">number”);</text:span><text:span text:style-name="T92">}</text:span></text:p>
      <text:p text:style-name="P113"><text:span text:style-name="T144">{op}<text:tab/><text:tab/>{</text:span><text:span text:style-name="T148">printf</text:span><text:span text:style-name="T144">(“ operator”);}</text:span></text:p>
      <text:p text:style-name="P124"/>
      <text:p text:style-name="P124">%%</text:p>
      <text:p text:style-name="P124"><text:tab/>/* Auxiliary functions */</text:p>
      <text:p text:style-name="P161"/>
      <text:p text:style-name="P10"/>
      <text:p text:style-name="P149"><text:span text:style-name="T8">The </text:span><text:span text:style-name="T298">pattern to be matched</text:span><text:span text:style-name="T8"> is specified as a regular expression . </text:span></text:p>
      <text:p text:style-name="P49"><text:soft-page-break/></text:p>
      <text:p text:style-name="P50">Sample Input/Output <text:span text:style-name="T341">for the above example:</text:span></text:p>
      <text:p text:style-name="P116"/>
      <text:p text:style-name="P116">I: 234</text:p>
      <text:p text:style-name="P116">O: <text:s/>number</text:p>
      <text:p text:style-name="P117"/>
      <text:p text:style-name="P117">I: *</text:p>
      <text:p text:style-name="P117">O: <text:s/>operator</text:p>
      <text:p text:style-name="P118"/>
      <text:p text:style-name="P118"/>
      <text:p text:style-name="P118">I: 2+3</text:p>
      <text:p text:style-name="P114"><text:span text:style-name="T146">O: <text:s/>number operator</text:span><text:span text:style-name="T147"> number</text:span></text:p>
      <text:p text:style-name="P163"/>
      <text:p text:style-name="P150"><text:span text:style-name="T93">LEX obtains the regular expression</text:span><text:span text:style-name="T145">s</text:span><text:span text:style-name="T93"> of the symbol</text:span><text:span text:style-name="T145">s</text:span><text:span text:style-name="T93"> </text:span><text:span text:style-name="T95">number</text:span><text:span text:style-name="T93"> </text:span><text:span text:style-name="T145">and </text:span><text:span text:style-name="T96">op </text:span><text:span text:style-name="T93">from the declarations section and </text:span><text:span text:style-name="T385">generates code into a function </text:span><text:span text:style-name="T133">yylex()</text:span><text:span text:style-name="T385"> in the lex.yy.c file. <text:s/>This function checks the input stream for the first </text:span><text:span text:style-name="T93">match </text:span><text:span text:style-name="T385">to one of the patterns specified and execute</text:span><text:span text:style-name="T390">s</text:span><text:span text:style-name="T385"> code in the action part corresponding to the pattern. <text:s text:c="2"/></text:span></text:p>
      <text:p text:style-name="P183"/>
      <text:p text:style-name="P184"><text:span text:style-name="T337">2</text:span>.3 Auxiliary functions</text:p>
      <text:p text:style-name="P164"/>
      <text:p text:style-name="P166">LEX generate<text:span text:style-name="T379">s</text:span> C code for the rules specified in the Rules section and places this code into a single function called <text:span text:style-name="T94">yylex()</text:span>. <text:s/>(T<text:span text:style-name="T385">o</text:span> be discussed in detail later). <text:s/>In addition to this L<text:span text:style-name="T380">EX</text:span> generated code, the programmer may wish to add his <text:span text:style-name="T385">own </text:span>code to the lex.yy.c file. <text:s/>The auxiliary functions section allows the programmer to achieve this. <text:s/></text:p>
      <text:p text:style-name="P165"/>
      <text:p text:style-name="P167">Example:</text:p>
      <text:p text:style-name="P167"/>
      <text:p text:style-name="P65"><text:tab/>/* <text:span text:style-name="T366">Declarations */</text:span></text:p>
      <text:p text:style-name="P66">%%</text:p>
      <text:p text:style-name="P75"><text:tab/>/* Rules */</text:p>
      <text:p text:style-name="P66">%%</text:p>
      <text:p text:style-name="P82"/>
      <text:p text:style-name="P65">int main()</text:p>
      <text:p text:style-name="P65">{</text:p>
      <text:p text:style-name="P65"><text:tab/>yylex();</text:p>
      <text:p text:style-name="P65"><text:tab/>return 1;</text:p>
      <text:p text:style-name="P65">}</text:p>
      <text:p text:style-name="P171"/>
      <text:p text:style-name="P151"><text:span text:style-name="T149">The </text:span><text:span text:style-name="T150">C </text:span><text:span text:style-name="T149">code in th</text:span><text:span text:style-name="T160">e auxiliary</text:span><text:span text:style-name="T149"> section </text:span><text:span text:style-name="T150">and the declarations </text:span><text:span text:style-name="T164">in the declaration section are</text:span><text:span text:style-name="T149"> </text:span><text:soft-page-break/><text:span text:style-name="T149">copied as such to the lex.yy.c file.</text:span></text:p>
      <text:p text:style-name="P171"/>
      <text:p text:style-name="P199">-------------------<text:span text:style-name="T427">exercises to be added here </text:span>------------------</text:p>
      <text:p text:style-name="P58"/>
      <text:p text:style-name="P62"><text:span text:style-name="T161">3</text:span><text:span text:style-name="T151"><text:tab/></text:span><text:span text:style-name="T152">The yyvariables</text:span></text:p>
      <text:p text:style-name="P11"/>
      <text:p text:style-name="P11">The following variables are offered by <text:span text:style-name="T345">LEX</text:span> <text:span text:style-name="T368">to aid the programmer in designing</text:span> <text:span text:style-name="T384">sophisticated lexical</text:span> analyzer<text:span text:style-name="T368">s.</text:span> <text:span text:style-name="T265">These variables are accessible in the </text:span><text:span text:style-name="T346">LEX</text:span><text:span text:style-name="T265"> program </text:span><text:span text:style-name="T434">and are automatically declared by LEX in lex.yy.c</text:span><text:span text:style-name="T265">.</text:span></text:p>
      <text:p text:style-name="P14"/>
      <text:list xml:id="list1302572056" text:style-name="L2">
        <text:list-item>
          <text:p text:style-name="P266">yyin</text:p>
        </text:list-item>
        <text:list-item>
          <text:p text:style-name="P267">yytext</text:p>
        </text:list-item>
        <text:list-item>
          <text:p text:style-name="P267">yyleng</text:p>
        </text:list-item>
      </text:list>
      <text:p text:style-name="P119"/>
      <text:p text:style-name="P52"><text:span text:style-name="T342">3</text:span>.1<text:tab/><text:span text:style-name="T94">yyin</text:span></text:p>
      <text:p text:style-name="P33"/>
      <text:p text:style-name="P34"><text:span text:style-name="T125">yyin</text:span><text:span text:style-name="T263"> is a variable of the type </text:span><text:span text:style-name="T125">FILE*</text:span><text:span text:style-name="T263"> </text:span><text:span text:style-name="T370">and points </text:span><text:span text:style-name="T263">to the input file. <text:s/></text:span><text:span text:style-name="T116">yyin</text:span><text:span text:style-name="T264"> </text:span><text:span text:style-name="T266">is</text:span><text:span text:style-name="T264"> defined by LEX automatically. If the </text:span><text:span text:style-name="T267">programmer</text:span><text:span text:style-name="T264"> </text:span><text:span text:style-name="T368">assigns</text:span><text:span text:style-name="T264"> an input file </text:span><text:span text:style-name="T368">to </text:span><text:span text:style-name="T122">yyin</text:span><text:span text:style-name="T368"> in the auxiliary functions section</text:span><text:span text:style-name="T264">, then </text:span><text:span text:style-name="T116">yyin</text:span><text:span text:style-name="T264"> is set to point to that file. <text:s/></text:span><text:span text:style-name="T368">Otherwise</text:span><text:span text:style-name="T264"> LEX assigns </text:span><text:span text:style-name="T126">yyin</text:span><text:span text:style-name="T369"> </text:span><text:span text:style-name="T264">to </text:span><text:span text:style-name="T116">stdin</text:span><text:span text:style-name="T122">(</text:span><text:span text:style-name="T368">console input).</text:span><text:span text:style-name="T209"> <text:s/></text:span></text:p>
      <text:p text:style-name="P37"/>
      <text:p text:style-name="P38">Example:</text:p>
      <text:p text:style-name="P67"/>
      <text:p text:style-name="P67"><text:tab/>/* <text:span text:style-name="T366">Declarations */</text:span></text:p>
      <text:p text:style-name="P67">%%</text:p>
      <text:p text:style-name="P76"><text:tab/>/* Rules */</text:p>
      <text:p text:style-name="P67">%%</text:p>
      <text:p text:style-name="P100">main(int argc, char* argv[]) </text:p>
      <text:p text:style-name="P100">{ </text:p>
      <text:p text:style-name="P100"><text:tab/>if(argc &gt; 1) </text:p>
      <text:p text:style-name="P100"><text:tab/><text:tab/>{<text:tab/> </text:p>
      <text:p text:style-name="P100"><text:tab/><text:tab/><text:tab/>FILE *fp = fopen(argv[1], “r”)</text:p>
      <text:p text:style-name="P99"><text:span text:style-name="T267"><text:tab/><text:tab/><text:tab/></text:span><text:span text:style-name="T268">if(fp)</text:span></text:p>
      <text:p text:style-name="P99"><text:span text:style-name="T267"><text:tab/><text:tab/><text:tab/><text:tab/></text:span><text:span text:style-name="T268">yyin = fp;</text:span></text:p>
      <text:p text:style-name="P99"><text:span text:style-name="T268"><text:tab/><text:tab/></text:span><text:span text:style-name="T269">}</text:span></text:p>
      <text:p text:style-name="P100"><text:tab/>yylex(); </text:p>
      <text:p text:style-name="P101"><text:tab/>return 1;</text:p>
      <text:p text:style-name="P101">}</text:p>
      <text:p text:style-name="P102"/>
      <text:p text:style-name="P39"><text:soft-page-break/>Exercise:</text:p>
      <text:p text:style-name="P39"/>
      <text:p text:style-name="P35"><text:span text:style-name="T270">In </text:span><text:span text:style-name="T348">the generated </text:span><text:span text:style-name="T270">lex.yy.c, </text:span><text:span text:style-name="T271">th</text:span><text:span text:style-name="T347">e following</text:span><text:span text:style-name="T271"> code segment can be found </text:span><text:span text:style-name="T270">under the definition of </text:span><text:span text:style-name="T127">yylex</text:span><text:span text:style-name="T270">()</text:span><text:span text:style-name="T271">.</text:span></text:p>
      <text:p text:style-name="P103"/>
      <text:p text:style-name="P104"><text:span text:style-name="T392">i</text:span>f( ! <text:span text:style-name="T391">y</text:span>yin ) </text:p>
      <text:p text:style-name="P104"><text:tab/>yyin = stdin;</text:p>
      <text:p text:style-name="P40"/>
      <text:p text:style-name="P41"><text:span text:style-name="T393">Try </text:span><text:span text:style-name="T394">to</text:span><text:span text:style-name="T393"> locate th</text:span><text:span text:style-name="T431">is</text:span><text:span text:style-name="T393"> code segment in the lex.yy.c.</text:span><text:span text:style-name="T396"> </text:span><text:span text:style-name="T395">What could be the consequences of removing this code segment from lex.yy.c before compiling it for generating the lexical analyzer? </text:span></text:p>
      <text:p text:style-name="P42"/>
      <text:p text:style-name="P36"><text:span text:style-name="T344">The above statement</text:span><text:span text:style-name="T271"> indicates that if the </text:span><text:span text:style-name="T293">programmer</text:span><text:span text:style-name="T271"> does not define </text:span><text:span text:style-name="T128">yyin</text:span><text:span text:style-name="T271">, then </text:span><text:span text:style-name="T128">yylex()</text:span><text:span text:style-name="T271"> by default </text:span><text:span text:style-name="T386">sets </text:span><text:span text:style-name="T129">yyin</text:span><text:span text:style-name="T386"> </text:span><text:span text:style-name="T271"><text:s/>to </text:span><text:span text:style-name="T386">the </text:span><text:span text:style-name="T271">console input. </text:span><text:span text:style-name="T397">Hence,</text:span><text:span text:style-name="T272"> </text:span><text:span text:style-name="T386">any re-definition for </text:span><text:span text:style-name="T130">yyin</text:span><text:span text:style-name="T370"> must be </text:span><text:span text:style-name="T386">made</text:span><text:span text:style-name="T272"> before </text:span><text:span text:style-name="T386">invoking</text:span><text:span text:style-name="T272"> </text:span><text:span text:style-name="T131">yylex()</text:span><text:span text:style-name="T272">. <text:s/></text:span><text:span text:style-name="T370">(This will be explained in detail later). <text:s/></text:span></text:p>
      <text:p text:style-name="P53"/>
      <text:p text:style-name="P53"><text:span text:style-name="T342">3</text:span>.<text:span text:style-name="T262">2</text:span><text:tab/><text:span text:style-name="T94">yytext</text:span></text:p>
      <text:p text:style-name="P43"/>
      <text:p text:style-name="P44"><text:span text:style-name="T94">yytext</text:span> is of the type <text:span text:style-name="T94">char*</text:span> and it contains the <text:span text:style-name="T361">lexeme</text:span> currently found. <text:s/><text:span text:style-name="T371">A lexeme is a </text:span><text:span text:style-name="T372">sequence of characters</text:span><text:span text:style-name="T371"> in the input stream that matches some pattern in the Rules Section. </text:span><text:span text:style-name="T374">(</text:span><text:span text:style-name="T373">I</text:span><text:span text:style-name="T372">n fact, </text:span><text:span text:style-name="T374">it is </text:span><text:span text:style-name="T372">the first matching sequence in the input from the position pointed to by </text:span><text:span text:style-name="T132">yyin</text:span><text:span text:style-name="T372">.</text:span><text:span text:style-name="T374">)</text:span><text:span text:style-name="T371"> <text:s/></text:span><text:span text:style-name="T384"><text:s text:c="2"/></text:span></text:p>
      <text:p text:style-name="P45"/>
      <text:p text:style-name="P44"><text:span text:style-name="T384">Each invocation of the function </text:span><text:span text:style-name="T124">yylex()</text:span><text:span text:style-name="T384"> results in </text:span><text:span text:style-name="T124">yytext</text:span><text:span text:style-name="T384"> carrying a pointer to </text:span><text:span text:style-name="T386">the </text:span><text:span text:style-name="T384">lexeme found in the input stream by </text:span><text:span text:style-name="T124">yylex()</text:span><text:span text:style-name="T384">. </text:span><text:span text:style-name="T435">The value of yytext will be overwritten after the next yylex() invocation.</text:span></text:p>
      <text:p text:style-name="P46"/>
      <text:p text:style-name="P47">Example:</text:p>
      <text:p text:style-name="P268"/>
      <text:p text:style-name="P268">{%</text:p>
      <text:p text:style-name="P268"><text:tab/>#include&lt;stdlib.h&gt;</text:p>
      <text:p text:style-name="P268"><text:tab/>#include&lt;stdio.h&gt;</text:p>
      <text:p text:style-name="P268">%}</text:p>
      <text:p text:style-name="P268"/>
      <text:p text:style-name="P68"><text:span text:style-name="T19">number </text:span><text:span text:style-name="T432"><text:tab/>[0-9]+</text:span></text:p>
      <text:p text:style-name="P268"><text:soft-page-break/></text:p>
      <text:p text:style-name="P69">%%</text:p>
      <text:p text:style-name="P105"/>
      <text:p text:style-name="P77"><text:span text:style-name="T398">{number}<text:tab/>{printf("</text:span><text:span text:style-name="T401">Found</text:span><text:span text:style-name="T399"> </text:span><text:span text:style-name="T398">: %</text:span><text:span text:style-name="T400">d</text:span><text:span text:style-name="T398">",atoi(yytext));}</text:span></text:p>
      <text:p text:style-name="P69"/>
      <text:p text:style-name="P69">%%</text:p>
      <text:p text:style-name="P69"/>
      <text:p text:style-name="P83">int main()</text:p>
      <text:p text:style-name="P83">{</text:p>
      <text:p text:style-name="P83"><text:tab/>yylex();</text:p>
      <text:p text:style-name="P83"><text:tab/>return 1;</text:p>
      <text:p text:style-name="P83">}</text:p>
      <text:p text:style-name="P106"/>
      <text:p text:style-name="P5"><text:span text:style-name="T433">In the above example, if a lexeme is found for the pattern defined by </text:span><text:span text:style-name="T143">number </text:span><text:span text:style-name="T214">then corresponding action is executed . </text:span><text:span text:style-name="T215">Consider the following sample i/o,</text:span></text:p>
      <text:p text:style-name="P6"/>
      <text:p text:style-name="P8">Sample Input/Output:</text:p>
      <text:p text:style-name="P63"/>
      <text:p text:style-name="P63">I: 25</text:p>
      <text:p text:style-name="P109"><text:span text:style-name="T154">O: </text:span><text:span text:style-name="T166">Found</text:span><text:span text:style-name="T154"> : 2</text:span><text:span text:style-name="T155">5</text:span></text:p>
      <text:p text:style-name="P64"/>
      <text:p text:style-name="P15"><text:span text:style-name="T413">In this case when </text:span><text:span text:style-name="T135">yylex()</text:span><text:span text:style-name="T413"> is called, the input is read </text:span><text:span text:style-name="T414">from the location </text:span><text:span text:style-name="T415">given</text:span><text:span text:style-name="T413"> by yyin and a string <text:s/>“25” is found as a match to </text:span><text:span text:style-name="T135">number</text:span><text:span text:style-name="T413">. This location of this string in the memory is pointed to by </text:span><text:span text:style-name="T135">yytext</text:span><text:span text:style-name="T413">. The corresponding action in the above rule uses a built-in function </text:span><text:span text:style-name="T136">atoi() </text:span><text:span text:style-name="T413">to convert the string </text:span><text:span text:style-name="T135">“25”</text:span><text:span text:style-name="T413"> (of type </text:span><text:span text:style-name="T135">char*</text:span><text:span text:style-name="T413">) to the integer </text:span><text:span text:style-name="T135">25</text:span><text:span text:style-name="T413"> (of the type </text:span><text:span text:style-name="T135">int</text:span><text:span text:style-name="T413">) and then prints the result on the screen. </text:span><text:span text:style-name="T407">Note that the header file </text:span><text:span text:style-name="T408">“stdlib.h”</text:span><text:span text:style-name="T407"> is called in the auxiliary declarations section in order to invoke </text:span><text:span text:style-name="T408">atoi()</text:span><text:span text:style-name="T407"> in the actions part of the rule. </text:span></text:p>
      <text:p text:style-name="P7"/>
      <text:p text:style-name="P9">Exercise:</text:p>
      <text:p text:style-name="P9"/>
      <text:p text:style-name="P9">Suggest a modification in the above example to check whether a number found is even or odd.</text:p>
      <text:p text:style-name="P54"/>
      <text:p text:style-name="P55"><text:span text:style-name="T342">3</text:span>.<text:span text:style-name="T262">3</text:span><text:tab/><text:span text:style-name="T94">yyleng</text:span></text:p>
      <text:p text:style-name="P16"/>
      <text:p text:style-name="P16"><text:span text:style-name="T94">yyleng</text:span> is <text:span text:style-name="T388">a variable </text:span>of the type <text:span text:style-name="T94">int</text:span> and it stores the length of the <text:span text:style-name="T387">lexeme pointed to by</text:span> <text:span text:style-name="T94">yytext</text:span>.</text:p>
      <text:p text:style-name="P16"/>
      <text:p text:style-name="P17"><text:soft-page-break/>Example:</text:p>
      <text:p text:style-name="P168"/>
      <text:p text:style-name="P70"><text:tab/>/* <text:span text:style-name="T366">Declarations */</text:span></text:p>
      <text:p text:style-name="P70">%%</text:p>
      <text:p text:style-name="P78"><text:tab/>/* Rules */</text:p>
      <text:p text:style-name="P70">%%</text:p>
      <text:p text:style-name="P70"/>
      <text:p text:style-name="P110"><text:span text:style-name="T156">{number}<text:tab/>printf("Number of digits </text:span><text:span text:style-name="T157">=</text:span><text:span text:style-name="T156"> <text:s/>%d",yyleng);</text:span></text:p>
      <text:p text:style-name="P85"/>
      <text:p text:style-name="P18">Sample Input/Output:</text:p>
      <text:p text:style-name="P86"/>
      <text:p text:style-name="P86">I: 1234</text:p>
      <text:p text:style-name="P86">O: Number of digits = 4</text:p>
      <text:p text:style-name="P59"/>
      <text:p text:style-name="P60"><text:span text:style-name="T343">4</text:span><text:tab/>The yyfunctions</text:p>
      <text:p text:style-name="P12"/>
      <text:p text:style-name="P51"><text:span text:style-name="T163">LEX</text:span><text:span text:style-name="T153"> </text:span><text:span text:style-name="T165">provides the following functions to the programmer: <text:s/></text:span></text:p>
      <text:p text:style-name="P13">.</text:p>
      <text:list xml:id="list771704343" text:style-name="L3">
        <text:list-item>
          <text:p text:style-name="P269">yylex()</text:p>
        </text:list-item>
        <text:list-item>
          <text:p text:style-name="P269">yywrap()</text:p>
        </text:list-item>
      </text:list>
      <text:p text:style-name="P56"/>
      <text:p text:style-name="P56"><text:span text:style-name="T349">4</text:span>.1<text:tab/><text:span text:style-name="T94">yylex()</text:span></text:p>
      <text:p text:style-name="P19"/>
      <text:p text:style-name="P20"><text:span text:style-name="T137">yylex()</text:span><text:span text:style-name="T417"> is a function of return type </text:span><text:span text:style-name="T137">int</text:span><text:span text:style-name="T417">. LEX automatically defines </text:span><text:span text:style-name="T137">yylex()</text:span><text:span text:style-name="T417"> in lex.yy.c but does not call it. The programmer must call </text:span><text:span text:style-name="T137">yylex()</text:span><text:span text:style-name="T417"> in the Auxiliary functions section of the LEX program. LEX generates code for the definition of </text:span><text:span text:style-name="T137">yylex()</text:span><text:span text:style-name="T417"> according </text:span><text:span text:style-name="T418">to </text:span><text:span text:style-name="T417">the rules specified in the Rules section. </text:span></text:p>
      <text:p text:style-name="P21"/>
      <text:p text:style-name="P22">Example <text:span text:style-name="T438">1</text:span>: </text:p>
      <text:p text:style-name="P71"/>
      <text:p text:style-name="P71"><text:tab/>/* <text:span text:style-name="T366">Declarations */</text:span></text:p>
      <text:p text:style-name="P71">%%</text:p>
      <text:p text:style-name="P107"/>
      <text:p text:style-name="P79"><text:span text:style-name="T398">{number}<text:tab/>{</text:span><text:span text:style-name="T402">return </text:span><text:span text:style-name="T398">atoi(yytext);}</text:span></text:p>
      <text:p text:style-name="P71"/>
      <text:p text:style-name="P71">%%</text:p>
      <text:p text:style-name="P71"/>
      <text:p text:style-name="P84">int main()</text:p>
      <text:p text:style-name="P84">{</text:p>
      <text:p text:style-name="P71"><text:span text:style-name="T416"><text:tab/></text:span><text:span text:style-name="T419">int num = </text:span><text:span text:style-name="T416">yylex();</text:span></text:p>
      <text:p text:style-name="P71"><text:soft-page-break/><text:span text:style-name="T416"><text:tab/></text:span><text:span text:style-name="T419">printf(“</text:span><text:span text:style-name="T420">Found: </text:span><text:span text:style-name="T419">%d”,num);</text:span></text:p>
      <text:p text:style-name="P84"><text:tab/>return 1;</text:p>
      <text:p text:style-name="P84">}</text:p>
      <text:p text:style-name="P22"/>
      <text:p text:style-name="P48">Sample Input/Output:</text:p>
      <text:p text:style-name="P48"/>
      <text:p text:style-name="P108">I: 42</text:p>
      <text:p text:style-name="P108">O: <text:span text:style-name="T437">Found: </text:span>42 </text:p>
      <text:p text:style-name="P271"/>
      <text:p text:style-name="P1"><text:span text:style-name="T182">When </text:span><text:span text:style-name="T107">yylex()</text:span><text:span text:style-name="T182"> is invoked, it reads the input as pointed to by </text:span><text:span text:style-name="T107">yyin</text:span><text:span text:style-name="T182"> and scans through the input looking for a matching pattern. When the input or a part of the input matches one of the given patterns, </text:span><text:span text:style-name="T107">yylex()</text:span><text:span text:style-name="T182"> executes the corresponding action associated with the pattern as specified in the Rules section. </text:span><text:span text:style-name="T180">In the above example, </text:span><text:span text:style-name="T181">since there is no explicit definition of </text:span><text:span text:style-name="T106">yyin</text:span><text:span text:style-name="T181">, the input is taken from the console. If a match is found in the input for the pattern number, </text:span><text:span text:style-name="T106">yylex()</text:span><text:span text:style-name="T181"> executes the corresponding action , i.e. </text:span><text:span text:style-name="T108">return </text:span><text:span text:style-name="T109">atoi(yytext). </text:span><text:span text:style-name="T184">As a result </text:span><text:span text:style-name="T110">yylex()</text:span><text:span text:style-name="T184"> returns the number matched. The value returned by </text:span><text:span text:style-name="T110">yylex()</text:span><text:span text:style-name="T184"> is stored in the variable </text:span><text:span text:style-name="T110">num</text:span><text:span text:style-name="T184">. The value stored in this variable is then printed on screen using </text:span><text:span text:style-name="T110">printf()</text:span><text:span text:style-name="T184">.</text:span></text:p>
      <text:p text:style-name="P272"/>
      <text:p text:style-name="P193"><text:span text:style-name="T184"><text:tab/></text:span><text:span text:style-name="T105">y</text:span><text:span text:style-name="T103">ylex()</text:span><text:span text:style-name="T177"> </text:span><text:span text:style-name="T178">continues</text:span><text:span text:style-name="T177"> scanning through the input </text:span><text:span text:style-name="T178">till</text:span><text:span text:style-name="T177"> </text:span><text:span text:style-name="T179">one of the actions corresponding to a matched pattern executes a </text:span><text:span text:style-name="T104">return</text:span><text:span text:style-name="T179"> statement</text:span><text:span text:style-name="T177"> or </text:span><text:span text:style-name="T178">till</text:span><text:span text:style-name="T177"> the end of input </text:span><text:span text:style-name="T183">(</text:span><text:span text:style-name="T233">input</text:span><text:span text:style-name="T229"> </text:span><text:span text:style-name="T232">end</text:span><text:span text:style-name="T233">-</text:span><text:span text:style-name="T232">marker </text:span><text:span text:style-name="T234">) </text:span><text:span text:style-name="T177">has been encountered. </text:span><text:span text:style-name="T403">In case of the above example, </text:span><text:span text:style-name="T409">yylex()</text:span><text:span text:style-name="T403"> terminates immediately after executing the rule because it consists of a </text:span><text:span text:style-name="T409">return</text:span><text:span text:style-name="T403"> statement. Note that if none of the actions in the Rules section executes a return statement, </text:span><text:span text:style-name="T409">yylex()</text:span><text:span text:style-name="T403"> would:</text:span></text:p>
      <text:list xml:id="list1081324392" text:style-name="L4">
        <text:list-item>
          <text:p text:style-name="P273"><text:span text:style-name="T404">(In case of an input file) </text:span><text:span text:style-name="T403">continue scanning </text:span><text:span text:style-name="T404">for more matching patterns </text:span><text:span text:style-name="T403">till it finds </text:span><text:span text:style-name="T409">EOF</text:span><text:span text:style-name="T403"> </text:span><text:span text:style-name="T406">in the file</text:span></text:p>
        </text:list-item>
        <text:list-item>
          <text:p text:style-name="P274"><text:span text:style-name="T404">(</text:span><text:span text:style-name="T405">I</text:span><text:span text:style-name="T403">n case of console input</text:span><text:span text:style-name="T404">) </text:span><text:span text:style-name="T403">wait for more input </text:span><text:span text:style-name="T405">through the console</text:span><text:span text:style-name="T403"> <text:s/></text:span></text:p>
        </text:list-item>
      </text:list>
      <text:p text:style-name="P275"/>
      <text:p text:style-name="P4"><text:span text:style-name="T228">In the latter case, since there is no </text:span><text:span text:style-name="T233">input </text:span><text:span text:style-name="T232">end</text:span><text:span text:style-name="T234">-</text:span><text:span text:style-name="T232">marker</text:span><text:span text:style-name="T228">, </text:span><text:span text:style-name="T229">the user will have to input </text:span><text:span text:style-name="T235">ct</text:span><text:span text:style-name="T236">r</text:span><text:span text:style-name="T235">l+d</text:span><text:span text:style-name="T229"> <text:s/></text:span><text:span text:style-name="T230">in the terminal </text:span><text:span text:style-name="T229">to indicate the end of input. </text:span><text:span text:style-name="T231">As a result, yylex() will terminate.</text:span></text:p>
      <text:p text:style-name="P276"/>
      <text:p text:style-name="P3"><text:span text:style-name="T222">NOTE: </text:span><text:span text:style-name="T216">If </text:span><text:span text:style-name="T436">yylex()</text:span><text:span text:style-name="T216"> is called more than once, it simply starts scanning from </text:span><text:span text:style-name="T217">the </text:span><text:soft-page-break/><text:span text:style-name="T217">position</text:span><text:span text:style-name="T218"> in the </text:span><text:span text:style-name="T219">input </text:span><text:span text:style-name="T218">file where it </text:span><text:span text:style-name="T220">had </text:span><text:span text:style-name="T221">ceased</text:span><text:span text:style-name="T216"> in the previous call.</text:span></text:p>
      <text:p text:style-name="P2"/>
      <text:p text:style-name="P23">Exercise:</text:p>
      <text:p text:style-name="P23"/>
      <text:p text:style-name="P23">What would be the outputs of the lexical analyzer generated by the example LEX programs under section 3.2 and 4.1 for the following input :</text:p>
      <text:p text:style-name="P23"/>
      <text:p text:style-name="P87">25</text:p>
      <text:p text:style-name="P87">32</text:p>
      <text:p text:style-name="P87">44</text:p>
      <text:p text:style-name="P23"/>
      <text:p text:style-name="P23">Would both the outputs be the same ? If not, explain why.</text:p>
      <text:p text:style-name="P23"/>
      <text:p text:style-name="P57"><text:span text:style-name="T343">4</text:span>.2<text:tab/><text:span text:style-name="T94">yywrap()</text:span></text:p>
      <text:p text:style-name="P120"/>
      <text:p text:style-name="P24"><text:span text:style-name="T421">LEX declares the function </text:span><text:span text:style-name="T138">yywrap()</text:span><text:span text:style-name="T421"> of return type </text:span><text:span text:style-name="T138">int </text:span><text:span text:style-name="T210">in lex.yy.c . LEX does not provide any definition for </text:span><text:span text:style-name="T138">yywrap(). yylex()</text:span><text:span text:style-name="T210"> makes </text:span><text:span text:style-name="T211">makes a call to</text:span><text:span text:style-name="T210"> </text:span><text:span text:style-name="T138">yywrap()</text:span><text:span text:style-name="T210"> when it encounters the end of an input. </text:span><text:span text:style-name="T212">If </text:span><text:span text:style-name="T139">yywrap()</text:span><text:span text:style-name="T212"> returns zero (indicating false) </text:span><text:span text:style-name="T139">yylex()</text:span><text:span text:style-name="T212"> assumes there is more input and it continues scanning from the location pointed to by </text:span><text:span text:style-name="T139">yyin</text:span><text:span text:style-name="T212">. If </text:span><text:span text:style-name="T139">yywrap()</text:span><text:span text:style-name="T212"> returns a non-zero value (indicating true), </text:span><text:span text:style-name="T139">yylex()</text:span><text:span text:style-name="T212"> terminates the scanning process and returns </text:span><text:span text:style-name="T444">0</text:span><text:span text:style-name="T213"> </text:span><text:span text:style-name="T212">(i.e. “wraps up”).</text:span></text:p>
      <text:p text:style-name="P27"/>
      <text:p text:style-name="P25"><text:span text:style-name="T241">If the programmer wishes to </text:span><text:span text:style-name="T239">scan more than one input file </text:span><text:span text:style-name="T242">using the generated lexical analyzer,</text:span><text:span text:style-name="T239"> </text:span><text:span text:style-name="T242">i</text:span><text:span text:style-name="T239">t can be simply done by setting </text:span><text:span text:style-name="T113">yyin</text:span><text:span text:style-name="T239"> to a new input file in yywrap()'s definition </text:span><text:span text:style-name="T422">which returns zero</text:span><text:span text:style-name="T239">. </text:span></text:p>
      <text:p text:style-name="P28"/>
      <text:p text:style-name="P25"><text:span text:style-name="T423">As </text:span><text:span text:style-name="T283">LEX does not define yywrap() in lex.yy.c file but makes a call to it </text:span><text:span text:style-name="T423">under yylex()</text:span><text:span text:style-name="T283">, the </text:span><text:span text:style-name="T292">programmer</text:span><text:span text:style-name="T283"> must define it </text:span><text:span text:style-name="T445">in the Auxiliary functions section </text:span><text:span text:style-name="T283">or </text:span><text:span text:style-name="T284">provide</text:span><text:span text:style-name="T283"> </text:span><text:span text:style-name="T94">%option noyywrap</text:span> in the declarations section. <text:span text:style-name="T286">This options removes the call to yywrap() </text:span><text:span text:style-name="T285">in the lex.yy.c file</text:span><text:span text:style-name="T286">. </text:span>Note that, it is <text:span text:style-name="T29">mandatory</text:span> to either define yywrap<text:span text:style-name="T287">()</text:span> or indicate the absence <text:span text:style-name="T288">using the</text:span> <text:span text:style-name="T94">%option</text:span> feature. If not, LEX will flag an error.<text:span text:style-name="T210"> </text:span><text:span text:style-name="T421"><text:s/></text:span></text:p>
      <text:p text:style-name="P29"/>
      <text:p text:style-name="P26"><text:span text:style-name="T241">E</text:span><text:span text:style-name="T240">xample :</text:span></text:p>
      <text:p text:style-name="P169"/>
      <text:p text:style-name="P72"><text:soft-page-break/><text:tab/>/* <text:span text:style-name="T366">Declarations */</text:span></text:p>
      <text:p text:style-name="P72">%%</text:p>
      <text:p text:style-name="P80"><text:tab/>/* Rules */</text:p>
      <text:p text:style-name="P72">%%</text:p>
      <text:p text:style-name="P72"/>
      <text:p text:style-name="P88">int yywrap()</text:p>
      <text:p text:style-name="P88">{</text:p>
      <text:p text:style-name="P89"><text:span text:style-name="T243"><text:tab/></text:span><text:span text:style-name="T244">FILE *newfile_pointer;</text:span></text:p>
      <text:p text:style-name="P89"><text:span text:style-name="T244"><text:tab/></text:span><text:span text:style-name="T245">newfile_pointer = fopen(“</text:span><text:span text:style-name="T439">input_file</text:span><text:span text:style-name="T245">_2.l”,”</text:span><text:span text:style-name="T425">r”</text:span><text:span text:style-name="T245">);</text:span></text:p>
      <text:p text:style-name="P89"><text:span text:style-name="T243"><text:tab/></text:span><text:span text:style-name="T247">if(yyin != </text:span><text:span text:style-name="T248">newfile_pointer)</text:span><text:span text:style-name="T243"><text:tab/></text:span></text:p>
      <text:p text:style-name="P89"><text:span text:style-name="T243"><text:tab/></text:span><text:span text:style-name="T251">{</text:span></text:p>
      <text:p text:style-name="P89"><text:span text:style-name="T251"><text:tab/></text:span><text:span text:style-name="T243"><text:tab/>yyin = newfile_pointer;</text:span></text:p>
      <text:p text:style-name="P89"><text:span text:style-name="T243"><text:tab/><text:tab/></text:span><text:span text:style-name="T246">return 0;</text:span></text:p>
      <text:p text:style-name="P89"><text:span text:style-name="T246"><text:tab/></text:span><text:span text:style-name="T251">}</text:span></text:p>
      <text:p text:style-name="P89"><text:span text:style-name="T246"><text:tab/></text:span><text:span text:style-name="T249">else</text:span></text:p>
      <text:p text:style-name="P90"><text:tab/><text:tab/>return 1;</text:p>
      <text:p text:style-name="P91">}</text:p>
      <text:p text:style-name="P91"/>
      <text:p text:style-name="P92">int main()</text:p>
      <text:p text:style-name="P92">{</text:p>
      <text:p text:style-name="P92"><text:tab/>yyin=fopen(“<text:span text:style-name="T440">input_file</text:span>.l”,”r”);</text:p>
      <text:p text:style-name="P92"><text:tab/>yylex();</text:p>
      <text:p text:style-name="P92"><text:tab/>return 1;</text:p>
      <text:p text:style-name="P92">}</text:p>
      <text:p text:style-name="P91"/>
      <text:p text:style-name="P26"><text:span text:style-name="T424">When </text:span><text:span text:style-name="T140">yylex()</text:span><text:span text:style-name="T424"> finishes scanning the first input file, </text:span><text:span text:style-name="T140">input_file.l</text:span><text:span text:style-name="T424"> yylex() invokes yywrap(). </text:span><text:span text:style-name="T350">Th</text:span><text:span text:style-name="T425">e above</text:span><text:span text:style-name="T350"> definition of </text:span><text:span text:style-name="T117">yywrap()</text:span><text:span text:style-name="T350"> sets the input file pointer to </text:span><text:span text:style-name="T117">input_file_2.l</text:span><text:span text:style-name="T350"> </text:span><text:span text:style-name="T351">and </text:span><text:span text:style-name="T352">returns 0 . </text:span><text:span text:style-name="T353">As a result, t</text:span><text:span text:style-name="T250">he scanner continues scanning in </text:span><text:span text:style-name="T118">input_file_2.l </text:span><text:span text:style-name="T250">. </text:span><text:span text:style-name="T354">When </text:span><text:span text:style-name="T134">yylex()</text:span><text:span text:style-name="T250"> call</text:span><text:span text:style-name="T355">s</text:span><text:span text:style-name="T250"> </text:span><text:span text:style-name="T119">yywrap()</text:span><text:span text:style-name="T352"> on </text:span><text:span text:style-name="T426">encountering </text:span><text:span text:style-name="T352">EOF of </text:span><text:span text:style-name="T119">input_file_2.l, </text:span><text:span text:style-name="T134">yywrap()</text:span><text:span text:style-name="T352"> returns 0 </text:span><text:span text:style-name="T426">and thus </text:span><text:span text:style-name="T134">yylex()</text:span><text:span text:style-name="T426"> ceases scanning.</text:span></text:p>
      <text:p text:style-name="P130"/>
      <text:p text:style-name="P172">Exercise:</text:p>
      <text:p text:style-name="P172"/>
      <text:p text:style-name="P172">Suggest a modification in the above example LEX program to make the generated lexical analyzer read input</text:p>
      <text:list xml:id="list1882021735" text:style-name="L5">
        <text:list-item>
          <text:p text:style-name="P261"><text:span text:style-name="T428">Initially from the console </text:span><text:span text:style-name="T429">and </text:span><text:span text:style-name="T428">then from a file </text:span><text:span text:style-name="T142">input_file.l</text:span></text:p>
        </text:list-item>
        <text:list-item>
          <text:p text:style-name="P261"><text:span text:style-name="T428">Initially from a file </text:span><text:span text:style-name="T142">input_file.l</text:span><text:span text:style-name="T428"> and then from the console</text:span></text:p>
        </text:list-item>
        <text:list-item>
          <text:p text:style-name="P262">Twice from the console</text:p>
        </text:list-item>
      </text:list>
      <text:p text:style-name="P134"/>
      <text:p text:style-name="P131"/>
      <text:p text:style-name="P131"/>
      <text:p text:style-name="P131"><text:soft-page-break/></text:p>
      <text:p text:style-name="P194"><text:span text:style-name="T77">5</text:span><text:span text:style-name="T74"><text:tab/>Even-Odd.</text:span><text:span text:style-name="T78">l </text:span><text:span text:style-name="T74">, </text:span><text:span text:style-name="T78">a complete LEX program</text:span></text:p>
      <text:p text:style-name="P93"/>
      <text:p text:style-name="P93">%{ </text:p>
      <text:p text:style-name="P93">/* </text:p>
      <text:p text:style-name="P93">1.Request input of an even and an odd number </text:p>
      <text:p text:style-name="P93">2.indicate input characteristic : Even/Odd [digit_length] </text:p>
      <text:p text:style-name="P93">3.check for input's correctness and print result </text:p>
      <text:p text:style-name="P93">*/ </text:p>
      <text:p text:style-name="P93"/>
      <text:p text:style-name="P93">#include&lt;stdlib.h&gt; </text:p>
      <text:p text:style-name="P93">#include&lt;stdio.h&gt; </text:p>
      <text:p text:style-name="P93"/>
      <text:p text:style-name="P93">int number_1; </text:p>
      <text:p text:style-name="P93">int number_2; </text:p>
      <text:p text:style-name="P93">%} </text:p>
      <text:p text:style-name="P93"/>
      <text:p text:style-name="P93"/>
      <text:p text:style-name="P93">number_sequence [0-9]* </text:p>
      <text:p text:style-name="P93"/>
      <text:p text:style-name="P93">%% </text:p>
      <text:p text:style-name="P93"/>
      <text:p text:style-name="P93">{number_sequence}[0|2|4|6|8]<text:tab/><text:tab/>{ </text:p>
      <text:p text:style-name="P93"><text:tab/><text:tab/><text:tab/><text:tab/><text:tab/><text:tab/>printf("Even number [%d]",yyleng); </text:p>
      <text:p text:style-name="P93"><text:tab/><text:tab/><text:tab/><text:tab/><text:tab/><text:tab/>return atoi(yytext); </text:p>
      <text:p text:style-name="P93"><text:tab/><text:tab/><text:tab/><text:tab/><text:tab/>} </text:p>
      <text:p text:style-name="P93"/>
      <text:p text:style-name="P93">{number_sequence}[1|3|5|7|9]<text:tab/><text:tab/>{ </text:p>
      <text:p text:style-name="P93"><text:tab/><text:tab/><text:tab/><text:tab/><text:tab/><text:tab/>printf("Odd number [%d]",yyleng);<text:tab/> </text:p>
      <text:p text:style-name="P93"><text:tab/><text:tab/><text:tab/><text:tab/><text:tab/><text:tab/>return atoi(yytext); </text:p>
      <text:p text:style-name="P93"><text:tab/><text:tab/><text:tab/><text:tab/><text:tab/>} </text:p>
      <text:p text:style-name="P93">%% </text:p>
      <text:p text:style-name="P93"/>
      <text:p text:style-name="P93">int yywrap </text:p>
      <text:p text:style-name="P93">{ </text:p>
      <text:p text:style-name="P93"><text:s/><text:tab/>return 1; </text:p>
      <text:p text:style-name="P93">} </text:p>
      <text:p text:style-name="P93"><text:s/></text:p>
      <text:p text:style-name="P93">int main() </text:p>
      <text:p text:style-name="P93">{ </text:p>
      <text:p text:style-name="P93"><text:tab/>printf("\nInput an even number and an odd number\n"); </text:p>
      <text:p text:style-name="P93"><text:s/><text:tab/>number_1 = yylex(); </text:p>
      <text:p text:style-name="P93"><text:tab/>number_2 = yylex(); </text:p>
      <text:p text:style-name="P93"><text:tab/>int diff = number_1 - number_2; </text:p>
      <text:p text:style-name="P93"><text:tab/>if(diff%2!=0) </text:p>
      <text:p text:style-name="P93"><text:tab/><text:tab/>printf("\nYour inputs were checked for correctness, \nResult : Correct\n"); </text:p>
      <text:p text:style-name="P93"><text:tab/>else </text:p>
      <text:p text:style-name="P93"><text:tab/><text:tab/>printf("\nYour inputs were checked for correctness, \nResult : You do not know how to read\n"); </text:p>
      <text:p text:style-name="P93"><text:soft-page-break/><text:tab/>return 1; </text:p>
      <text:p text:style-name="P93">}</text:p>
      <text:p text:style-name="P132"/>
      <text:p text:style-name="P132"><text:span text:style-name="T343">6</text:span><text:tab/>Disambiguation rules</text:p>
      <text:p text:style-name="P173"/>
      <text:p text:style-name="P111"><text:span text:style-name="T141">yylex()</text:span><text:span text:style-name="T71"> uses two important disambiguation rules </text:span><text:span text:style-name="T72">in selecting the right action to </text:span><text:span text:style-name="T72">execute in case </text:span><text:span text:style-name="T73">there is more than one pattern that matches a string in the given input</text:span><text:span text:style-name="T71">: </text:span></text:p>
      <text:list xml:id="list1956861012" text:style-name="L6">
        <text:list-item>
          <text:p text:style-name="P263">Order of occurrence is assigned as the pattern's matching priority.</text:p>
        </text:list-item>
        <text:list-item>
          <text:p text:style-name="P263">“Longest match” is preferred. <text:s text:c="2"/></text:p>
        </text:list-item>
      </text:list>
      <text:p text:style-name="P174">Example :</text:p>
      <text:p text:style-name="P174"/>
      <text:p text:style-name="P255"><text:s text:c="3"/>“<text:span text:style-name="T223">break”</text:span> <text:s text:c="16"/>{ return <text:span text:style-name="T224">BREAK</text:span>; }</text:p>
      <text:p text:style-name="P255"><text:s text:c="3"/>[a-zA-Z][a-zA-Z<text:span text:style-name="T223">0-9</text:span>]* <text:s text:c="3"/>{ return <text:span text:style-name="T224">ID</text:span><text:span text:style-name="T226">ENTIFIER</text:span>; }</text:p>
      <text:p text:style-name="P255"/>
      <text:p text:style-name="P256"><text:span text:style-name="T225">Here, </text:span><text:span text:style-name="T112">break</text:span><text:span text:style-name="T225"> is matched by both the regular expressions, but </text:span><text:span text:style-name="T112">break</text:span><text:span text:style-name="T225"> is a keyword </text:span><text:span text:style-name="T225">and </text:span><text:span text:style-name="T226">not an identifier </text:span><text:span text:style-name="T225">hence </text:span><text:span text:style-name="T227">it </text:span><text:span text:style-name="T225">is ordered in such a manner that LEX uses its first disambiguation rule to execute </text:span><text:span text:style-name="T112">return BREAK;</text:span></text:p>
      <text:p text:style-name="P30"/>
      <text:p text:style-name="P175">Example :</text:p>
      <text:p text:style-name="P170"/>
      <text:p text:style-name="P73"><text:tab/>/* <text:span text:style-name="T366">Declarations section */</text:span></text:p>
      <text:p text:style-name="P73">%%</text:p>
      <text:p text:style-name="P81"/>
      <text:p text:style-name="P81"><text:span text:style-name="T381">“-”<text:tab/><text:tab/>{</text:span><text:span text:style-name="T356">return MINUS</text:span><text:span text:style-name="T381">;}</text:span></text:p>
      <text:p text:style-name="P94">“--”<text:tab/><text:tab/>{<text:span text:style-name="T356">return DECREMENT</text:span>;}</text:p>
      <text:p text:style-name="P94"/>
      <text:p text:style-name="P73">%%</text:p>
      <text:p text:style-name="P73"><text:tab/>/* <text:span text:style-name="T377">Auxiliary functions */</text:span></text:p>
      <text:p text:style-name="P95"/>
      <text:p text:style-name="P189"><text:span text:style-name="T58">Assume that the function calling yylex() prints the name of the toke</text:span><text:span text:style-name="T59">n</text:span><text:span text:style-name="T58">.</text:span></text:p>
      <text:p text:style-name="P176"/>
      <text:p text:style-name="P177">Sample Input/Output:</text:p>
      <text:p text:style-name="P177"/>
      <text:p text:style-name="P96">I: -</text:p>
      <text:p text:style-name="P96">O: <text:span text:style-name="T382">MINUS</text:span></text:p>
      <text:p text:style-name="P96"/>
      <text:p text:style-name="P96">I: --</text:p>
      <text:p text:style-name="P96">O: <text:span text:style-name="T382">DECREMENT</text:span></text:p>
      <text:p text:style-name="P96"><text:soft-page-break/></text:p>
      <text:p text:style-name="P96">I: ---</text:p>
      <text:p text:style-name="P96">O: <text:span text:style-name="T382">DECREMENT</text:span> <text:span text:style-name="T383">MINUS</text:span></text:p>
      <text:p text:style-name="P96"/>
      <text:p text:style-name="P190"><text:span text:style-name="T58">Note that, i</text:span><text:span text:style-name="T37">n case of an </text:span><text:span text:style-name="T97">–-</text:span><text:span text:style-name="T37"> input to the lexical analyze</text:span><text:span text:style-name="T38">r,</text:span><text:span text:style-name="T37"> </text:span><text:span text:style-name="T102">yylex()</text:span><text:span text:style-name="T58"> </text:span><text:span text:style-name="T37">does not return two </text:span><text:span text:style-name="T97">MINUS</text:span><text:span text:style-name="T37"> tokens, but instead returns a </text:span><text:span text:style-name="T97">DECREMENT</text:span><text:span text:style-name="T37"> token, by the second disambiguation rule.</text:span></text:p>
      <text:p text:style-name="P133"/>
      <text:p text:style-name="P265"/>
      <text:p text:style-name="P265"/>
      <text:p text:style-name="P133"><text:span text:style-name="T343">7</text:span><text:tab/>Pattern matching <text:span text:style-name="T357">using</text:span> LEX</text:p>
      <text:p text:style-name="P133"/>
      <text:p text:style-name="P191"><text:span text:style-name="T56">Conceptually, </text:span><text:span text:style-name="T60">LEX constructs a finite state machine to recognize all the regular expression patterns specified in the </text:span><text:span text:style-name="T61">LEX program</text:span><text:span text:style-name="T60"> file. <text:s/></text:span><text:span text:style-name="T41">The </text:span><text:span text:style-name="T60">code written by the programmer in the action part is executed </text:span><text:span text:style-name="T41">when the machine is in accept state. </text:span><text:span text:style-name="T39">The </text:span><text:span text:style-name="T60">lex.yy.c program </text:span><text:span text:style-name="T39">stores information about the finite state machine in the </text:span><text:span text:style-name="T42">form of a decision table (transition table)</text:span><text:span text:style-name="T39">. <text:s/></text:span><text:span text:style-name="T40"><text:s/></text:span></text:p>
      <text:p text:style-name="P191"><text:span text:style-name="T40"><text:s/><text:tab/></text:span><text:span text:style-name="T46">A</text:span><text:span text:style-name="T43"> </text:span><text:span text:style-name="T98">transition</text:span><text:span text:style-name="T99">(current_state,input_char)</text:span><text:span text:style-name="T43"> function is used to access the decision table. </text:span><text:span text:style-name="T44">LEX</text:span><text:span text:style-name="T43"> makes it's decision table visible if we compile the program with the -T flag. </text:span><text:span text:style-name="T45">The finite state machine used by LEX is deterministic </text:span><text:span text:style-name="T60">finite state automation. <text:s/>T</text:span><text:span text:style-name="T45">he lex.yy.c </text:span><text:span text:style-name="T60">simulates the DFA. <text:s/></text:span><text:span text:style-name="T45"><text:s/></text:span></text:p>
      <text:p text:style-name="P178"><text:s/></text:p>
      <text:list xml:id="list1610353226" text:style-name="L7">
        <text:list-header>
          <text:p text:style-name="P264"/>
        </text:list-header>
      </text:list>
      <text:p text:style-name="P129"><text:span text:style-name="T162">8</text:span><text:span text:style-name="T158"><text:tab/></text:span><text:span text:style-name="T159">The</text:span><text:span text:style-name="T158"> Token simulator program</text:span></text:p>
      <text:p text:style-name="P74"/>
      <text:p text:style-name="P97">%{ </text:p>
      <text:p text:style-name="P97">/* Scan and return a token for identifiers of the format : <text:tab/><text:tab/><text:tab/><text:tab/>(string)(number) </text:p>
      <text:p text:style-name="P97"><text:tab/>Note : strings are not case sensitive </text:p>
      <text:p text:style-name="P97"><text:tab/>examples : a0 , A1 , ab2 , AB4 , aBc5 </text:p>
      <text:p text:style-name="P97">*/ </text:p>
      <text:p text:style-name="P97">#include&lt;stdio.h&gt; </text:p>
      <text:p text:style-name="P97"/>
      <text:p text:style-name="P97">#define ID 1<text:tab/>//Identifier token </text:p>
      <text:p text:style-name="P97">#define ER 2<text:tab/>//Error token </text:p>
      <text:p text:style-name="P97"/>
      <text:p text:style-name="P97">%} </text:p>
      <text:p text:style-name="P97"><text:soft-page-break/>low_case [a-z] </text:p>
      <text:p text:style-name="P97">upp_case [A-Z] </text:p>
      <text:p text:style-name="P97">number<text:tab/>[0-9] </text:p>
      <text:p text:style-name="P97"/>
      <text:p text:style-name="P97">%option noyywrap </text:p>
      <text:p text:style-name="P97"/>
      <text:p text:style-name="P97">%% </text:p>
      <text:p text:style-name="P97">({low_case}|{upp_case})({low_case}|{upp_case})*({number})</text:p>
      <text:p text:style-name="P97"><text:tab/><text:tab/><text:tab/><text:tab/><text:tab/><text:tab/><text:tab/><text:tab/>return ID; </text:p>
      <text:p text:style-name="P97">(.)*<text:tab/><text:tab/><text:tab/><text:tab/><text:tab/><text:tab/><text:tab/><text:tab/>return ER; </text:p>
      <text:p text:style-name="P97"/>
      <text:p text:style-name="P97">%% </text:p>
      <text:p text:style-name="P97">int main() </text:p>
      <text:p text:style-name="P97">{ </text:p>
      <text:p text:style-name="P97"><text:tab/>int token = yylex(); </text:p>
      <text:p text:style-name="P97"><text:tab/>if(token==ID) </text:p>
      <text:p text:style-name="P97"><text:tab/><text:tab/>printf("Acceptable\n"); </text:p>
      <text:p text:style-name="P97"><text:tab/>else if(token==ER) </text:p>
      <text:p text:style-name="P97"><text:tab/><text:tab/>printf("Unacceptable\n"); </text:p>
      <text:p text:style-name="P97"><text:tab/>return 1; </text:p>
      <text:p text:style-name="P112"><text:span text:style-name="T158">}</text:span><text:span text:style-name="T70"> </text:span></text:p>
      <text:p text:style-name="P179"><text:span text:style-name="T237">In this program, the main() function obtains </text:span><text:span text:style-name="T411">the tokens </text:span><text:span text:style-name="T412">returned by </text:span><text:span text:style-name="T410">yylex()</text:span><text:span text:style-name="T237"> and </text:span><text:span text:style-name="T238">checks if the input contains a valid identifier.</text:span></text:p>
      <text:p text:style-name="P98"/>
      <text:p text:style-name="P31">Sample Input/Output:</text:p>
      <text:p text:style-name="P98"/>
      <text:p text:style-name="P98">I: Var9</text:p>
      <text:p text:style-name="P98">O: Acceptable</text:p>
      <text:p text:style-name="P32"/>
      <text:p text:style-name="P192"><text:span text:style-name="T167">W</text:span><text:span text:style-name="T168">hen </text:span><text:span text:style-name="T100">Var9</text:span><text:span text:style-name="T168"> is provided as the input, the DFA constructed by LEX accepts the string, and the corresponding action </text:span><text:span text:style-name="T100">return ID</text:span><text:span text:style-name="T168"> executed. </text:span><text:span text:style-name="T169">As a result yylex() returns the token </text:span><text:span text:style-name="T101">ID</text:span><text:span text:style-name="T169">, and the main() function prints </text:span><text:span text:style-name="T101">Acceptable </text:span><text:span text:style-name="T170">on the screen</text:span><text:span text:style-name="T101">. </text:span></text:p>
      <text:p text:style-name="P61"/>
      <text:p text:style-name="P195"><text:span text:style-name="T7">9</text:span><text:span text:style-name="T5"><text:tab/></text:span><text:span text:style-name="T6">Construction of a DFA from a regular expression</text:span></text:p>
      <text:p text:style-name="P200"/>
      <text:p text:style-name="P227"><text:span text:style-name="T185">The construction of a DFA from a regular expression takes place in </text:span><text:span text:style-name="T187">two</text:span><text:span text:style-name="T185"> steps.</text:span></text:p>
      <text:list xml:id="list1316125114" text:style-name="L8">
        <text:list-item>
          <text:p text:style-name="P277"><text:span text:style-name="T185">Constructi</text:span><text:span text:style-name="T188">ng a</text:span><text:span text:style-name="T185"> syntax tree from the regular expression</text:span></text:p>
        </text:list-item>
        <text:list-item>
          <text:p text:style-name="P278"><text:span text:style-name="T189">Converting the syntax tree into a DFA</text:span><text:span text:style-name="T186"> </text:span></text:p>
        </text:list-item>
      </text:list>
      <text:p text:style-name="P196"/>
      <text:p text:style-name="P224"><text:span text:style-name="T343">9</text:span><text:span text:style-name="T192">.1<text:tab/></text:span><text:span text:style-name="T206">The intermediate</text:span><text:span text:style-name="T254"> syntax tree</text:span></text:p>
      <text:p text:style-name="P201"><text:soft-page-break/></text:p>
      <text:p text:style-name="P201">Consider the first rule in the token simulator program in section 9. It consists of the following regular expression :</text:p>
      <text:p text:style-name="P228">({low_case}|{upp_case})({low_case}|{upp_case})*({number})</text:p>
      <text:p text:style-name="P203"><text:span text:style-name="T190">For convenience in representation , </text:span><text:span text:style-name="T442">let </text:span><text:span text:style-name="T190">it</text:span><text:span text:style-name="T204"> be represented </text:span><text:span text:style-name="T442">by</text:span><text:span text:style-name="T191"> </text:span><text:span text:style-name="T190">:</text:span></text:p>
      <text:p text:style-name="P202">( a | A ) ( a | A )* (N)</text:p>
      <text:p text:style-name="P204"><text:span text:style-name="T191">where, 'a' represents </text:span><text:span text:style-name="T115">{l</text:span><text:span text:style-name="T114">ow_case</text:span><text:span text:style-name="T115">}</text:span><text:span text:style-name="T191">, 'A' represents </text:span><text:span text:style-name="T115">{u</text:span><text:span text:style-name="T114">pp_case</text:span><text:span text:style-name="T115">}</text:span><text:span text:style-name="T252"> </text:span><text:span text:style-name="T253">and 'N' represents </text:span><text:span text:style-name="T115">{n</text:span><text:span text:style-name="T114">umber</text:span><text:span text:style-name="T115">}</text:span><text:span text:style-name="T191">.</text:span><text:span text:style-name="T114"> </text:span></text:p>
      <text:p text:style-name="P204"><text:span text:style-name="T205">Th</text:span><text:span text:style-name="T192">e syntax tree constructed for the above regular expression w</text:span><text:span text:style-name="T207">ould</text:span><text:span text:style-name="T192"> look like :<text:tab/><text:tab/> <text:s text:c="13"/></text:span></text:p>
      <text:p text:style-name="P209"/>
      <text:p text:style-name="P205"><text:span text:style-name="T192"><text:tab/><text:tab/><text:tab/><text:tab/></text:span><text:span text:style-name="T255">º</text:span><text:span text:style-name="T193"><text:tab/> </text:span><text:span text:style-name="T194"><text:s/></text:span></text:p>
      <text:p text:style-name="P210"><text:tab/><text:tab/><text:tab/> <text:s text:c="4"/>/ <text:s text:c="7"/>\</text:p>
      <text:p text:style-name="P206"><text:span text:style-name="T192"><text:tab/><text:tab/><text:tab/> <text:s/></text:span><text:span text:style-name="T255">º</text:span><text:span text:style-name="T194"> </text:span><text:span text:style-name="T193"><text:s text:c="11"/></text:span><text:span text:style-name="T196">N</text:span><text:span text:style-name="T260">₅</text:span></text:p>
      <text:p text:style-name="P210"><text:tab/><text:tab/> <text:s text:c="6"/>/<text:tab/> <text:s text:c="6"/>\</text:p>
      <text:p text:style-name="P207"><text:span text:style-name="T192"><text:tab/><text:tab/> <text:s text:c="3"/></text:span><text:span text:style-name="T208">|</text:span><text:span text:style-name="T193"><text:tab/> <text:s text:c="8"/></text:span><text:span text:style-name="T202">*</text:span><text:span text:style-name="T193"><text:tab/></text:span></text:p>
      <text:p text:style-name="P207"><text:span text:style-name="T193"><text:tab/> <text:s text:c="7"/>/<text:tab/> <text:s text:c="7"/>\ </text:span><text:span text:style-name="T195"><text:tab/></text:span><text:span text:style-name="T203">|</text:span></text:p>
      <text:p text:style-name="P238"><text:span text:style-name="T63"><text:tab/> <text:s text:c="5"/></text:span><text:span text:style-name="T67">a</text:span><text:span text:style-name="T261">₁</text:span><text:span text:style-name="T63"><text:tab/> <text:s text:c="8"/></text:span><text:span text:style-name="T67">A</text:span><text:span text:style-name="T261">₂</text:span><text:span text:style-name="T64"> <text:s text:c="2"/></text:span><text:span text:style-name="T63"><text:tab/></text:span><text:span text:style-name="T86">|</text:span></text:p>
      <text:p text:style-name="P229"><text:span text:style-name="T193"><text:tab/><text:tab/><text:tab/> <text:s text:c="5"/>/ <text:s text:c="5"/></text:span><text:span text:style-name="T201">\</text:span><text:span text:style-name="T79"> <text:s/></text:span></text:p>
      <text:p text:style-name="P239"><text:span text:style-name="T68"><text:tab/><text:tab/> <text:s text:c="11"/></text:span><text:span text:style-name="T65">a</text:span><text:span text:style-name="T261">₃</text:span><text:span text:style-name="T65"> <text:s text:c="5"/></text:span><text:span text:style-name="T66">A</text:span><text:span text:style-name="T261">₄</text:span></text:p>
      <text:p text:style-name="P240"/>
      <text:p text:style-name="P208"><text:span text:style-name="T258">In the above figure </text:span><text:span text:style-name="T255">º </text:span><text:span text:style-name="T257">represents the 'cat' (concatenation) operator, </text:span><text:span text:style-name="T256">*</text:span><text:span text:style-name="T257"> represents the 'star' operator </text:span><text:span text:style-name="T259">(a unary operator) </text:span><text:span text:style-name="T257">and </text:span><text:span text:style-name="T256">| </text:span><text:span text:style-name="T257">represents the <text:s/>'or' operator. </text:span><text:span text:style-name="T81">In the syntax tree the inner nodes are operators while the leaves are the operands. </text:span><text:span text:style-name="T82">The subscript assigned to every leaf is called the </text:span><text:span text:style-name="T89">position</text:span><text:span text:style-name="T82"> of the leaf. </text:span><text:span text:style-name="T83">The position of a leaf plays a vital role in the process of constructing states for the DFA. </text:span></text:p>
      <text:p text:style-name="P241"/>
      <text:p text:style-name="P242">NOTE:</text:p>
      <text:p text:style-name="P252"><text:span text:style-name="T50">This syntax tree is an intermediate data structure. There will be no traces of this in </text:span><text:span text:style-name="T50">lex.yy.c file, because it is only used in the construction of the DFA.</text:span><text:span text:style-name="T51"> </text:span><text:span text:style-name="T53"><text:s/></text:span><text:span text:style-name="T52"><text:s/></text:span></text:p>
      <text:p text:style-name="P248"/>
      <text:p text:style-name="P249"><text:span text:style-name="T343">9</text:span>.2<text:tab/>Constructing the DFA</text:p>
      <text:p text:style-name="P249"/>
      <text:p text:style-name="P211"><text:soft-page-break/><text:span text:style-name="T299">Constructing the DF</text:span><text:span text:style-name="T322">A</text:span><text:span text:style-name="T299"> involves two steps:</text:span></text:p>
      <text:list xml:id="list1743837965" text:style-name="L9">
        <text:list-item>
          <text:p text:style-name="P279">Constructing the set of states of the DFA</text:p>
        </text:list-item>
        <text:list-item>
          <text:p text:style-name="P279">Constructing all the possible transitions made by the DFA from one state to another on different inputs. </text:p>
        </text:list-item>
      </text:list>
      <text:p text:style-name="P215"/>
      <text:p text:style-name="P212"><text:span text:style-name="T300">The language represented by the regular expression </text:span><text:span text:style-name="T199">( a | A ) ( a | A )* (N</text:span><text:span text:style-name="T200">)</text:span><text:span text:style-name="T199">, </text:span><text:span text:style-name="T300">c</text:span><text:span text:style-name="T317">an</text:span><text:span text:style-name="T300"> only possibly start with an 'a' or 'A'. From the syntax tree we may infer that these could only correspond to positions 1 </text:span><text:span text:style-name="T326">or</text:span><text:span text:style-name="T300"> 2 . </text:span><text:span text:style-name="T302">Let t</text:span><text:span text:style-name="T300">he </text:span><text:span text:style-name="T318">set of these</text:span><text:span text:style-name="T300"> positions </text:span><text:span text:style-name="T318">{1,2} be</text:span><text:span text:style-name="T300"> the start </text:span><text:span text:style-name="T300">state of the DFA</text:span><text:span text:style-name="T301">. </text:span><text:span text:style-name="T302">F</text:span><text:span text:style-name="T301">or convenience it has been name</text:span><text:span text:style-name="T302">d</text:span><text:span text:style-name="T301"> as state </text:span><text:span text:style-name="T30">I.</text:span></text:p>
      <text:p text:style-name="P225"><text:s/></text:p>
      <text:p text:style-name="P213"><text:span text:style-name="T304"><text:tab/></text:span><text:span text:style-name="T305">Consider the position </text:span><text:span text:style-name="T324">1 (</text:span><text:span text:style-name="T305">'a'</text:span><text:span text:style-name="T324">)</text:span><text:span text:style-name="T309">,</text:span><text:span text:style-name="T305"> </text:span><text:span text:style-name="T320">it could be followed by either of the positions 3,4 or 5</text:span><text:span text:style-name="T305">. </text:span><text:span text:style-name="T312">Let this be</text:span><text:span text:style-name="T305"> </text:span><text:span text:style-name="T311">a</text:span><text:span text:style-name="T305"> new state {3,4,5} represented by </text:span><text:span text:style-name="T31">II</text:span><text:span text:style-name="T305">. The </text:span><text:span text:style-name="T306">position</text:span><text:span text:style-name="T305"> 2 </text:span><text:span text:style-name="T307">('A') </text:span><text:span text:style-name="T321">could be possibl</text:span><text:span text:style-name="T323">y</text:span><text:span text:style-name="T321"> followed by either of the positions 3,4 or 5</text:span><text:span text:style-name="T308">.</text:span><text:span text:style-name="T307"> </text:span><text:span text:style-name="T310">But a new state is not required </text:span><text:span text:style-name="T310">as {3,4,5} has already been represented by </text:span><text:span text:style-name="T32">II</text:span><text:span text:style-name="T310">. </text:span><text:span text:style-name="T313">Similarly the positions 3 and 4 could be followed by the position 3 </text:span><text:span text:style-name="T319">or </text:span><text:span text:style-name="T313">4 or 5.</text:span><text:span text:style-name="T310"> </text:span><text:span text:style-name="T314">If followed by 5, the DFA must </text:span><text:span text:style-name="T325">accept and </text:span><text:span text:style-name="T314">terminate (syntax tree ends </text:span><text:span text:style-name="T315">at</text:span><text:span text:style-name="T314"> position 5). </text:span><text:span text:style-name="T316">Hence let the final (accept) state be </text:span><text:span text:style-name="T33">III</text:span><text:span text:style-name="T316">. </text:span></text:p>
      <text:p text:style-name="P216">Thus, the transitions maybe formulated as :</text:p>
      <text:p text:style-name="P217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57">Current state</text:p>
          </table:table-cell>
          <table:table-cell table:style-name="Transition-table.A1" office:value-type="string">
            <text:p text:style-name="P257">-&gt;</text:p>
          </table:table-cell>
          <table:table-cell table:style-name="Transition-table.A1" office:value-type="string">
            <text:p text:style-name="P257">Input symbol</text:p>
          </table:table-cell>
          <table:table-cell table:style-name="Transition-table.A1" office:value-type="string">
            <text:p text:style-name="P257">-&gt;</text:p>
          </table:table-cell>
          <table:table-cell table:style-name="Transition-table.E1" office:value-type="string">
            <text:p text:style-name="P257">Next state</text:p>
          </table:table-cell>
        </table:table-row>
        <table:table-row>
          <table:table-cell table:style-name="Transition-table.A2" office:value-type="string">
            <text:p text:style-name="P257">I</text:p>
          </table:table-cell>
          <table:table-cell table:style-name="Transition-table.A2" office:value-type="string">
            <text:p text:style-name="P258"/>
          </table:table-cell>
          <table:table-cell table:style-name="Transition-table.A2" office:value-type="string">
            <text:p text:style-name="P257">a</text:p>
          </table:table-cell>
          <table:table-cell table:style-name="Transition-table.A2" office:value-type="string">
            <text:p text:style-name="P258"/>
          </table:table-cell>
          <table:table-cell table:style-name="Transition-table.E2" office:value-type="string">
            <text:p text:style-name="P257">II</text:p>
          </table:table-cell>
        </table:table-row>
        <table:table-row>
          <table:table-cell table:style-name="Transition-table.A2" office:value-type="string">
            <text:p text:style-name="P257">I</text:p>
          </table:table-cell>
          <table:table-cell table:style-name="Transition-table.A2" office:value-type="string">
            <text:p text:style-name="P258"/>
          </table:table-cell>
          <table:table-cell table:style-name="Transition-table.A2" office:value-type="string">
            <text:p text:style-name="P257">A</text:p>
          </table:table-cell>
          <table:table-cell table:style-name="Transition-table.A2" office:value-type="string">
            <text:p text:style-name="P258"/>
          </table:table-cell>
          <table:table-cell table:style-name="Transition-table.E2" office:value-type="string">
            <text:p text:style-name="P257">II</text:p>
          </table:table-cell>
        </table:table-row>
        <table:table-row>
          <table:table-cell table:style-name="Transition-table.A2" office:value-type="string">
            <text:p text:style-name="P257">II</text:p>
          </table:table-cell>
          <table:table-cell table:style-name="Transition-table.A2" office:value-type="string">
            <text:p text:style-name="P258"/>
          </table:table-cell>
          <table:table-cell table:style-name="Transition-table.A2" office:value-type="string">
            <text:p text:style-name="P257">a</text:p>
          </table:table-cell>
          <table:table-cell table:style-name="Transition-table.A2" office:value-type="string">
            <text:p text:style-name="P258"/>
          </table:table-cell>
          <table:table-cell table:style-name="Transition-table.E2" office:value-type="string">
            <text:p text:style-name="P257">II</text:p>
          </table:table-cell>
        </table:table-row>
        <table:table-row>
          <table:table-cell table:style-name="Transition-table.A2" office:value-type="string">
            <text:p text:style-name="P257">II</text:p>
          </table:table-cell>
          <table:table-cell table:style-name="Transition-table.A2" office:value-type="string">
            <text:p text:style-name="P258"/>
          </table:table-cell>
          <table:table-cell table:style-name="Transition-table.A2" office:value-type="string">
            <text:p text:style-name="P257">A</text:p>
          </table:table-cell>
          <table:table-cell table:style-name="Transition-table.A2" office:value-type="string">
            <text:p text:style-name="P258"/>
          </table:table-cell>
          <table:table-cell table:style-name="Transition-table.E2" office:value-type="string">
            <text:p text:style-name="P257">II</text:p>
          </table:table-cell>
        </table:table-row>
        <table:table-row>
          <table:table-cell table:style-name="Transition-table.A2" office:value-type="string">
            <text:p text:style-name="P257">II</text:p>
          </table:table-cell>
          <table:table-cell table:style-name="Transition-table.A2" office:value-type="string">
            <text:p text:style-name="P258"/>
          </table:table-cell>
          <table:table-cell table:style-name="Transition-table.A2" office:value-type="string">
            <text:p text:style-name="P257">N</text:p>
          </table:table-cell>
          <table:table-cell table:style-name="Transition-table.A2" office:value-type="string">
            <text:p text:style-name="P258"/>
          </table:table-cell>
          <table:table-cell table:style-name="Transition-table.E2" office:value-type="string">
            <text:p text:style-name="P259">III</text:p>
          </table:table-cell>
        </table:table-row>
      </table:table>
      <text:p text:style-name="P214"><text:span text:style-name="T305"><text:s/></text:span><text:span text:style-name="T304"><text:s text:c="3"/></text:span><text:span text:style-name="T303"><text:s text:c="3"/></text:span></text:p>
      <text:p text:style-name="P250"/>
      <text:p text:style-name="P250"/>
      <text:p text:style-name="P250"/>
      <text:p text:style-name="P234"><text:span text:style-name="T88">9</text:span><text:span text:style-name="T84">.</text:span><text:span text:style-name="T87">3</text:span><text:span text:style-name="T80"><text:tab/></text:span><text:span text:style-name="T85">The constructed</text:span><text:span text:style-name="T84"> DFA</text:span></text:p>
      <text:p text:style-name="P243"/>
      <text:p text:style-name="P230"><text:span text:style-name="T197">The DFA obtained for the above syntax tree w</text:span><text:span text:style-name="T198">ould</text:span><text:span text:style-name="T197"> look like :</text:span></text:p>
      <text:p text:style-name="P244"><draw:frame text:anchor-type="paragraph" draw:z-index="25" draw:style-name="gr13" draw:text-style-name="P282" svg:width="0.4378in" svg:height="0.2295in" svg:x="2.7437in" svg:y="0.2717in"><draw:text-box><text:p text:style-name="P282">a|A</text:p></draw:text-box></draw:frame><text:soft-page-break/></text:p>
      <text:p text:style-name="P244"><draw:custom-shape text:anchor-type="paragraph" draw:z-index="21" draw:style-name="gr9" draw:text-style-name="P282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44"><draw:ellipse text:anchor-type="paragraph" draw:z-index="16" draw:style-name="gr6" draw:text-style-name="P283" svg:width="0.3752in" svg:height="0.4067in" svg:x="2.7752in" svg:y="0.2146in"><text:p text:style-name="P282"><text:span text:style-name="T29">II</text:span></text:p></draw:ellipse><draw:ellipse text:anchor-type="paragraph" draw:z-index="17" draw:style-name="gr6" draw:text-style-name="P283" svg:width="0.3752in" svg:height="0.4067in" svg:x="1.7126in" svg:y="0.2173in"><text:p text:style-name="P282"><text:span text:style-name="T29">I</text:span></text:p></draw:ellipse><draw:frame text:anchor-type="paragraph" draw:z-index="23" draw:style-name="gr11" svg:width="0.4689in" svg:height="0.1925in" svg:x="2.1602in" svg:y="0.2291in"><draw:text-box><text:p text:style-name="P282">a|A</text:p></draw:text-box></draw:frame><draw:frame text:anchor-type="paragraph" draw:z-index="24" draw:style-name="gr12" svg:width="0.2398in" svg:height="0.1925in" svg:x="3.3374in" svg:y="0.2457in"><draw:text-box><text:p text:style-name="P282">N</text:p></draw:text-box></draw:frame><draw:ellipse text:anchor-type="paragraph" draw:z-index="18" draw:style-name="gr7" draw:text-style-name="P283" svg:width="0.3752in" svg:height="0.4067in" svg:x="3.8602in" svg:y="0.211in"><text:p text:style-name="P282"><text:span text:style-name="T29">III</text:span></text:p></draw:ellipse></text:p>
      <text:p text:style-name="P244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245"/>
      <text:p text:style-name="P253"><text:span text:style-name="T47">This DFA represents </text:span><text:span text:style-name="T48">the regular expression provided as a specification (i.e. </text:span><text:span text:style-name="T49">p</text:span><text:span text:style-name="T48">attern to be matched) in the first rule of the token simulator program </text:span><text:span text:style-name="T55">in</text:span><text:span text:style-name="T54"> section 9</text:span><text:span text:style-name="T48">. </text:span><text:span text:style-name="T57">When the DFA is in the final state i.e. </text:span><text:span text:style-name="T69">III</text:span><text:span text:style-name="T57">, then </text:span><text:span text:style-name="T62">the</text:span><text:span text:style-name="T57"> corresponding action is executed as instructed in the lex.yy.c file. </text:span><text:span text:style-name="T48">The constructed DFA is simulated using a simulation algorithm. </text:span></text:p>
      <text:p text:style-name="P251"/>
      <text:p text:style-name="P254"><text:span text:style-name="T75">1</text:span><text:span text:style-name="T77">0</text:span><text:span text:style-name="T76"><text:tab/></text:span><text:span text:style-name="T75">The DFA simulation algorithm</text:span></text:p>
      <text:p text:style-name="P246"/>
      <text:p text:style-name="P246">The working of the constructed DFA is simulated using the following algorithm.</text:p>
      <text:p text:style-name="P247"/>
      <text:p text:style-name="P231">DFA_simulator()</text:p>
      <text:p text:style-name="P232"><text:tab/>current_state = start_state</text:p>
      <text:p text:style-name="P232"><text:tab/>c = get_next_char()</text:p>
      <text:p text:style-name="P232"><text:tab/>while(c != EOF)</text:p>
      <text:p text:style-name="P235"><text:span text:style-name="T22"><text:tab/><text:tab/></text:span><text:span text:style-name="T27">current_sate</text:span><text:span text:style-name="T22"> = transition(current_state , c)</text:span></text:p>
      <text:p text:style-name="P235"><text:span text:style-name="T23"><text:s/><text:tab/><text:tab/></text:span><text:span text:style-name="T24">c = get_next_char()</text:span></text:p>
      <text:p text:style-name="P236"><text:span text:style-name="T24"><text:tab/><text:tab/>if(current_state </text:span><text:span text:style-name="T21">∈ </text:span><text:span text:style-name="T24">Final_states)</text:span></text:p>
      <text:p text:style-name="P236"><text:span text:style-name="T24"><text:tab/><text:tab/><text:tab/>/*</text:span><text:span text:style-name="T26">ACCEPT*/</text:span></text:p>
      <text:p text:style-name="P233"><text:tab/><text:tab/>else</text:p>
      <text:p text:style-name="P237"><text:span text:style-name="T24"><text:tab/><text:tab/><text:tab/>/*</text:span><text:span text:style-name="T26">REJECT*/</text:span></text:p>
      <text:p text:style-name="P218"/>
      <text:p text:style-name="P237"><text:span text:style-name="T171">The information about all the transitions made by the DFA can be obtained from the decision table </text:span><text:span text:style-name="T173">(generally a two dimensional matrix) </text:span><text:span text:style-name="T171">through the </text:span><text:span text:style-name="T25">transition()</text:span><text:span text:style-name="T171"> function.</text:span><text:span text:style-name="T172"> </text:span></text:p>
      <text:p text:style-name="P219"/>
      <text:p text:style-name="P197"><text:span text:style-name="T281">1</text:span><text:span text:style-name="T343">1</text:span><text:span text:style-name="T281"><text:tab/></text:span><text:span text:style-name="T282">Using the generated lexical analyzer</text:span></text:p>
      <text:p text:style-name="P220"/>
      <text:p text:style-name="P221"><text:span text:style-name="T327">The generated lex.yy.c file is the </text:span><text:span text:style-name="T328">code for the </text:span><text:span text:style-name="T327">scanner. This is compiled using a C </text:span><text:span text:style-name="T327">compiler and the generate</text:span><text:span text:style-name="T328">d</text:span><text:span text:style-name="T327"> object file </text:span><text:span text:style-name="T328">(the executable scanner) </text:span><text:span text:style-name="T327">is executed. LEX is just a tool which helps generate a smart scanner in C. </text:span></text:p>
      <text:p text:style-name="P221"><text:soft-page-break/><text:span text:style-name="T327"><text:tab/></text:span><text:span text:style-name="T273">The lexical analyzer only checks for </text:span><text:span text:style-name="T277">recognizable pattern sequences in the source program and produces an output of </text:span><text:span text:style-name="T273">tokens </text:span><text:span text:style-name="T277">(fed to the parser) </text:span><text:span text:style-name="T273">, it cannot be </text:span><text:span text:style-name="T273">used to check for syntax. </text:span><text:span text:style-name="T276">Syntax analysis</text:span><text:span text:style-name="T273"> is done by the parser. The parser is built using YACC , a parser generator. </text:span><text:span text:style-name="T274">YACC obtains the tokens from </text:span><text:span text:style-name="T275">LEX through </text:span><text:span text:style-name="T274">yylex() and the associated attributes from yylval, </text:span><text:span text:style-name="T273"><text:s/>which </text:span><text:span text:style-name="T275">it </text:span><text:span text:style-name="T273">uses for parsing and rest of the the compilation process.</text:span><text:span text:style-name="T278"> </text:span><text:span text:style-name="T329">In this case, t</text:span><text:span text:style-name="T289">he programmer need </text:span><text:span text:style-name="T290">not </text:span><text:span text:style-name="T289">call yylex() </text:span><text:span text:style-name="T291">in </text:span><text:span text:style-name="T291">the LEX program</text:span><text:span text:style-name="T289">, it is automatically called by YACC to read the tokens. </text:span><text:span text:style-name="T279">The parser , when given an input source program obtains all the tokens from the lexical analyzer and checks for </text:span><text:span text:style-name="T294">correctness of the</text:span><text:span text:style-name="T279"> syntax. Hence, the next step towards </text:span><text:span text:style-name="T279">compiling a </text:span><text:span text:style-name="T280">given source </text:span><text:span text:style-name="T279">program would be to build a parser. <text:s text:c="2"/></text:span></text:p>
      <text:p text:style-name="P226"/>
      <text:p text:style-name="P198"><text:span text:style-name="T295">1</text:span><text:span text:style-name="T343">2</text:span><text:span text:style-name="T295"><text:tab/></text:span><text:span text:style-name="T358">References</text:span></text:p>
      <text:p text:style-name="P223"/>
      <text:p text:style-name="P222"><text:span text:style-name="T295">For further detail</text:span><text:span text:style-name="T297">s</text:span><text:span text:style-name="T295"> o</text:span><text:span text:style-name="T297">n</text:span><text:span text:style-name="T295"> the topics covered in this document, the reader may refer to </text:span><text:span text:style-name="T296">the following </text:span><text:span text:style-name="T295">:</text:span></text:p>
      <text:list xml:id="list60510805" text:style-name="L10">
        <text:list-item>
          <text:p text:style-name="P281"><text:span text:style-name="T174">Compilers : Principles,Techniques and Tools </text:span><text:span text:style-name="T176">b</text:span><text:span text:style-name="T174">y Alfred V.Aho, Monica S. Lam, Ravi Sethi and Jeffrey D.Ulman .</text:span></text:p>
        </text:list-item>
        <text:list-item>
          <text:p text:style-name="P281"><text:span text:style-name="T174">Modern </text:span><text:span text:style-name="T175">C</text:span><text:span text:style-name="T174">ompiler </text:span><text:span text:style-name="T175">I</text:span><text:span text:style-name="T174">mplementation in C </text:span><text:span text:style-name="T176">b</text:span><text:span text:style-name="T174">y Andrew W.Appel</text:span></text:p>
        </text:list-item>
        <text:list-item>
          <text:p text:style-name="P281"><text:span text:style-name="T174">Flex &amp; Bison </text:span><text:span text:style-name="T176">b</text:span><text:span text:style-name="T174">y John Levine</text:span></text:p>
        </text:list-item>
        <text:list-item>
          <text:p text:style-name="P280">http://dinosaur.compilertools.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2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1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24T20:31:57</dc:date>
    <meta:editing-duration>P1DT8H17M46S</meta:editing-duration>
    <meta:editing-cycles>1043</meta:editing-cycles>
    <meta:generator>LibreOffice/3.6$Linux_X86_64 LibreOffice_project/360m1$Build-2</meta:generator>
    <meta:document-statistic meta:table-count="1" meta:image-count="0" meta:object-count="0" meta:page-count="19" meta:paragraph-count="372" meta:word-count="3277" meta:character-count="19724" meta:non-whitespace-character-count="16233"/>
  </office:meta>
</office:document-meta>
</file>